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0.5pt" fo:letter-spacing="normal" fo:font-weight="bold" officeooo:paragraph-rsid="000a754d" style:font-size-asian="10.5pt" style:font-weight-asian="bold" style:font-size-complex="10.5pt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letter-spacing="normal" style:font-name-asian="文泉驛微米黑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letter-spacing="normal" officeooo:paragraph-rsid="0010bf1e" style:font-name-asian="文泉驛微米黑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letter-spacing="normal" style:font-name-asian="文泉驛微米黑" style:font-size-asian="15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font-size="10pt" fo:letter-spacing="normal" fo:font-style="normal" fo:font-weight="normal" style:font-name-asian="文泉驛微米黑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文泉驛微米黑" fo:letter-spacing="normal" style:font-name-asian="文泉驛微米黑"/>
    </style:style>
    <style:style style:name="P7" style:family="paragraph" style:parent-style-name="Text_20_body">
      <style:text-properties style:font-name="文泉驛微米黑" style:font-name-asian="文泉驛微米黑"/>
    </style:style>
    <style:style style:name="P8" style:family="paragraph" style:parent-style-name="Text_20_body">
      <style:text-properties style:font-name="文泉驛微米黑" fo:font-size="10pt" style:font-name-asian="文泉驛微米黑" style:font-size-asian="10pt" style:font-size-complex="10pt"/>
    </style:style>
    <style:style style:name="P9" style:family="paragraph" style:parent-style-name="Text_20_body">
      <style:text-properties style:font-name="文泉驛微米黑" style:font-name-asian="文泉驛微米黑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letter-spacing="normal" style:font-name-asian="文泉驛微米黑" style:font-size-asian="15pt" style:font-style-asian="normal" style:font-weight-asian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font-size="10pt" fo:letter-spacing="normal" fo:font-style="normal" fo:font-weight="normal" officeooo:paragraph-rsid="0010bf1e" style:font-name-asian="文泉驛微米黑" style:font-size-asian="10pt" style:font-style-asian="normal" style:font-weight-asian="normal" style:font-size-complex="10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font-size="15pt" fo:letter-spacing="normal" fo:font-style="normal" fo:font-weight="normal" style:font-name-asian="文泉驛微米黑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letter-spacing="normal" style:font-name-asian="文泉驛微米黑" style:font-size-asian="15pt" style:font-style-asian="normal" style:font-weight-asian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letter-spacing="normal" style:font-name-asian="文泉驛微米黑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font-size="10pt" fo:letter-spacing="normal" fo:font-style="normal" fo:font-weight="normal" style:font-name-asian="文泉驛微米黑"/>
    </style:style>
    <style:style style:name="P16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文泉驛微米黑" fo:letter-spacing="normal" style:font-name-asian="文泉驛微米黑" style:font-size-asian="15pt" style:font-style-asian="normal" style:font-weight-asian="normal"/>
    </style:style>
    <style:style style:name="P17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文泉驛微米黑" fo:letter-spacing="normal" style:font-name-asian="文泉驛微米黑"/>
    </style:style>
    <style:style style:name="T1" style:family="text">
      <style:text-properties style:font-name-asian="WenQuanYi Micro Hei" style:font-style-asian="normal" style:font-weight-asian="normal"/>
    </style:style>
    <style:style style:name="T2" style:family="text">
      <style:text-properties style:font-name-asian="WenQuanYi Micro Hei" style:font-size-asian="15pt" style:font-style-asian="normal" style:font-weight-asian="normal"/>
    </style:style>
    <style:style style:name="T3" style:family="text">
      <style:text-properties style:font-name-asian="WenQuanYi Micro Hei" style:font-size-asian="10pt" style:font-style-asian="normal" style:font-weight-asian="normal"/>
    </style:style>
    <style:style style:name="T4" style:family="text">
      <style:text-properties style:font-name="WenQuanYi Micro Hei" fo:font-style="normal" fo:font-weight="normal"/>
    </style:style>
    <style:style style:name="T5" style:family="text">
      <style:text-properties style:font-name="WenQuanYi Micro Hei" fo:font-size="15pt" fo:font-style="normal" fo:font-weight="normal"/>
    </style:style>
    <style:style style:name="T6" style:family="text">
      <style:text-properties style:font-name="WenQuanYi Micro Hei" fo:font-size="10pt" fo:font-style="normal" fo:font-weight="normal"/>
    </style:style>
    <style:style style:name="T7" style:family="text">
      <style:text-properties fo:font-size="15pt" style:font-size-asian="15pt" style:font-style-asian="normal" style:font-weight-asian="normal" style:font-size-complex="15pt"/>
    </style:style>
    <style:style style:name="T8" style:family="text">
      <style:text-properties fo:font-size="15pt" fo:font-style="normal" fo:font-weight="normal"/>
    </style:style>
    <style:style style:name="T9" style:family="text">
      <style:text-properties fo:font-size="15pt" fo:font-style="normal" fo:font-weight="normal" style:font-size-asian="15pt" style:font-style-asian="normal" style:font-weight-asian="normal"/>
    </style:style>
    <style:style style:name="T10" style:family="text">
      <style:text-properties fo:font-size="15pt" fo:font-style="normal" fo:font-weight="normal" officeooo:rsid="000eecb2" style:font-size-asian="15pt" style:font-style-asian="normal" style:font-weight-asian="normal"/>
    </style:style>
    <style:style style:name="T11" style:family="text">
      <style:text-properties fo:font-size="15pt" fo:font-style="normal" fo:font-weight="normal" officeooo:rsid="0010bf1e" style:font-size-asian="15pt" style:font-style-asian="normal" style:font-weight-asian="normal"/>
    </style:style>
    <style:style style:name="T12" style:family="text">
      <style:text-properties fo:font-size="15pt" fo:font-style="normal" fo:font-weight="normal" style:font-size-asian="15pt" style:font-size-complex="15pt"/>
    </style:style>
    <style:style style:name="T13" style:family="text">
      <style:text-properties style:font-size-asian="15pt" style:font-style-asian="normal" style:font-weight-asian="normal"/>
    </style:style>
    <style:style style:name="T14" style:family="text">
      <style:text-properties officeooo:rsid="0010bf1e" style:font-size-asian="15pt" style:font-style-asian="normal" style:font-weight-asian="normal"/>
    </style:style>
    <style:style style:name="T15" style:family="text">
      <style:text-properties fo:font-size="10pt" fo:font-style="normal" fo:font-weight="normal"/>
    </style:style>
    <style:style style:name="T16" style:family="text">
      <style:text-properties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附加詞類訊息的台語語詞搭配佇教學上的應用</text:p>
      <text:p text:style-name="P5">Hù-ka sû-luī sìn-sit ê Tâi-gí gí-sû tah-phuè tī kàu-ha̍k siōng ê ìng-iōng</text:p>
      <text:p text:style-name="P7"/>
      <text:p text:style-name="P4">楊允言， 大漢技術學院、資訊工程系， 助理教授。</text:p>
      <text:p text:style-name="P2"><text:span text:style-name="T15">Iûnn Ún-giân</text:span><text:span text:style-name="T16">， </text:span><text:span text:style-name="T15">Tuā-hàn Ki-su̍t Ha̍k-īnn, Tsu-sìn Kang-tîng Hē</text:span><text:span text:style-name="T16">， </text:span><text:span text:style-name="T15">tsōo-lí kàu-siū</text:span><text:span text:style-name="T16">。</text:span></text:p>
      <text:p text:style-name="P7"/>
      <text:p text:style-name="P4">劉杰岳， 拋荒台文工作室， 負責人。</text:p>
      <text:p text:style-name="P2"><text:span text:style-name="T15">Lâu Kia̍t-ga̍k</text:span><text:span text:style-name="T16">， </text:span><text:span text:style-name="T15">Pha-hng Tâi Bûn Kang-tsok-sik</text:span><text:span text:style-name="T16">， </text:span><text:span text:style-name="T15">hū-tsik-jîn</text:span><text:span text:style-name="T16">。</text:span></text:p>
      <text:p text:style-name="P7"/>
      <text:p text:style-name="P4">陳鄭弘堯， 台語文工作者。</text:p>
      <text:p text:style-name="P2"><text:span text:style-name="T15">Tân-Tīnn Hông-giâu</text:span><text:span text:style-name="T16">， </text:span><text:span text:style-name="T15">tâi gí-bûn kang-tsok-tsiá</text:span><text:span text:style-name="T16">。</text:span></text:p>
      <text:p text:style-name="P7"/>
      <text:p text:style-name="P4">陳柏中， 國立清華大學、物理系， 助理教授。</text:p>
      <text:p text:style-name="P2"><text:span text:style-name="T15">Tân Peh-tiong</text:span><text:span text:style-name="T16">， </text:span><text:span text:style-name="T15">Kok-li̍p Tshing-huâ Tāi-ha̍k, Bu̍t-lí Hē</text:span><text:span text:style-name="T16">， </text:span><text:span text:style-name="T15">tsōo-lí kàu-siū</text:span><text:span text:style-name="T16">。</text:span></text:p>
      <text:p text:style-name="P7"/>
      <text:p text:style-name="P4">摘要</text:p>
      <text:p text:style-name="P5">Tiah-iàu</text:p>
      <text:p text:style-name="P7"/>
      <text:p text:style-name="P2"><text:span text:style-name="T13">語詞搭配</text:span><text:span text:style-name="T8">(collocation)</text:span><text:span text:style-name="T13">是學習語詞按怎使用真好的工具，</text:span></text:p>
      <text:p text:style-name="P5">Gí-sû tah-phuè(collocation) sī ha̍k-si̍p gí-sû án-nuá sú-iōng tsin hó ê kang-khū,</text:p>
      <text:p text:style-name="P7"/>
      <text:p text:style-name="P2"><text:span text:style-name="T13">這會當透過 對語料的互訊息</text:span><text:span text:style-name="T8">(mutual information) </text:span><text:span text:style-name="T13">佮 相關度</text:span><text:span text:style-name="T8">(correlation) </text:span><text:span text:style-name="T13">的統計來得著， 毋過嘛會產生袂少無必要的資料</text:span><text:span text:style-name="T8">(noise)</text:span><text:span text:style-name="T13">。</text:span></text:p>
      <text:p text:style-name="P5">tse ē-tàng thàu-kuè tuì gí-liāu ê Hōo-sìn-sit (mutual information) kah Siong-kuan-tōo (correlation) ê thóng-kè lâi tit--tio̍h, m̄-koh mā ē sán-sing bē-tsió bô pit-iàu ê tsu-liāu (noise).</text:p>
      <text:p text:style-name="P7"/>
      <text:p text:style-name="P2"><text:span text:style-name="T13">本文提出利用詞類的訊息來進行篩選</text:span><text:span text:style-name="T8">ê</text:span><text:span text:style-name="T13">方法， 自動共無必要的資料提掉， 提升自動台語語詞搭配的品質， 幫贊台語語詞的學習。</text:span></text:p>
      <text:p text:style-name="P5">Pún-bûn thê-tshut lī-iōng sû-luī sìn-sit lâi tsìn-hîng thai-suán ê hong-huat, tsū-tōng kā bô pit-iàu ê tsu-liāu the̍h-tiāu, thê-sing tsū-tōng Tâi-gí gí-sû tah-phuè ê phín-tsit, pang-tsān Tâi-gí gí-sû ê ha̍k-si̍p.</text:p>
      <text:p text:style-name="P7"><text:soft-page-break/></text:p>
      <text:p text:style-name="P2"><text:span text:style-name="T13">實驗結果顯示， 利用詞類</text:span><text:span text:style-name="T8">ê</text:span><text:span text:style-name="T13">篩選， 動詞—名詞</text:span><text:span text:style-name="T8">(V—N)</text:span><text:span text:style-name="T13">詞組 比 形容詞—名詞</text:span><text:span text:style-name="T8">(A—N) </text:span><text:span text:style-name="T13">詞組 會當得著較好的結果；</text:span></text:p>
      <text:p text:style-name="P5">Si̍t-giām kiat-kó hián-sī, lī-iōng sû-luī ê thai-suán, tōng-sû — bîng-sû ( V—N ) sû-tsoo pí hîng-iông-sû — bîng-sû ( A—N ) sû-tsoo ē-tàng tit-tio̍h khah-hó ê kiat-kó;</text:p>
      <text:p text:style-name="P7"/>
      <text:p text:style-name="P4">查詢一个動詞正爿的名詞 抑是一个名詞倒爿的動詞的語詞搭配，所揣出來的資料嘛真有學習參考的價值。</text:p>
      <text:p text:style-name="P5">tshâ-sûn tsi̍t-ê tōng-sû tsiànn-pîng ê bîng-sû iah-sī tsi̍t-ê bîng-sû tò-pîng ê tōng-sû ê gí-sû tah-phuè, sóo tshuē--tshut-lâi ê tsu-liāu mā tsin ū ha̍k-si̍p tsham-khó ê kè-ta̍t.</text:p>
      <text:p text:style-name="P7"/>
      <text:p text:style-name="P4">毋過若欲進一步提升自動語詞搭配的品質， 咱猶閣有誠濟空課愛做。</text:p>
      <text:p text:style-name="P5">M̄-koh nā beh tsìn-tsi̍t-pōo thê-sing tsū-tōng gí-sû tah-phuè ê phín-tsit, lán iah-koh ū tsiânn-tsē khang-khuè ài tsò.</text:p>
      <text:p text:style-name="P7"/>
      <text:p text:style-name="P4">關鍵詞﹕ 台語文、語詞搭配、互訊息、相關度、語文教學</text:p>
      <text:p text:style-name="P5">Kuan-kiān-sû: Tâi-gí-bûn, Gí-sû Tah-phuè, Hōo-sìn-sit, Siong-kuan-tōo, Gí-bûn Kàu-ha̍k</text:p>
      <text:p text:style-name="P7"/>
      <text:p text:style-name="P2"><text:span text:style-name="T8">1. </text:span><text:span text:style-name="T13">踏話頭：語料庫、語詞搭配</text:span></text:p>
      <text:p text:style-name="P5">It. Ta̍h uē-thâu: Gí-liāu-khòo, Gí-sû Tah-phuè</text:p>
      <text:p text:style-name="P7"/>
      <text:p text:style-name="P2"><text:span text:style-name="T13">「搭配」這个詞， 台語閣會使講「參佮」、「照佮」、「</text:span><text:span text:style-name="T8">sann</text:span><text:span text:style-name="T13">佮」、「配搭」、</text:span><text:span text:style-name="T8">...</text:span><text:span text:style-name="T13">等等， 毋過為著佮華語詞對應， 所以採用「搭配」。</text:span></text:p>
      <text:p text:style-name="P5">"Tah-phuè" tsit-ê sû, Tâi-gí koh ē-sái kóng "tsham-kah", "tsiàu-kah", "sann-kah", "phuè-tah", ... tíng-tíng, m̄-koh uī-tio̍h kah Huâ-gí-sû tuì-ìng, sóo-í tshái-iōng "tah-phuè".</text:p>
      <text:p text:style-name="P7"/>
      <text:p text:style-name="P4">語料庫就是囥語言材料的倉庫， 伊會使講是人類所講、所寫的語言文字的一个樣本，</text:p>
      <text:p text:style-name="P5">Gí-liāu-khòo tō-sī khǹg gí-giân tsâi-liāu ê tshng-khòo, i ē-sái kóng sī jîn-luī sóo kóng, sóo siá ê gí-giân bûn-jī ê tsi̍t-ê iūnn-pún,</text:p>
      <text:p text:style-name="P7"/>
      <text:p text:style-name="P4"><text:soft-page-break/>透過這个樣本， 咱通透過語料庫了解這个語言、文字的使用情形。</text:p>
      <text:p text:style-name="P5">Thàu-kuè tsit ê iūnn-pún, lán thang thàu-kuè gí-liāu-khòo liáu-kái tsit-ê gí-giân, bûn-jī ê sú-iōng tsîng-hîng.</text:p>
      <text:p text:style-name="P7"/>
      <text:p text:style-name="P2"><text:span text:style-name="T13">二十世紀</text:span><text:span text:style-name="T8">60</text:span><text:span text:style-name="T13">年代， 英文的語料庫開始建立。</text:span></text:p>
      <text:p text:style-name="P5">Jī-tsa̍p sè-kí lio̍k-khòng nî-tāi, Ing-bûn ê gí-liāu-khòo khai-sí kiàn-li̍p.</text:p>
      <text:p text:style-name="P7"/>
      <text:p text:style-name="P2"><text:span text:style-name="T8">90</text:span><text:span text:style-name="T13">年代， 華文的語料庫嘛開始佇台灣、中國等所在建立。</text:span></text:p>
      <text:p text:style-name="P5">kiú-khòng nî-tāi, Huâ-bûn ê gí-liāu-khòo mā khai-sí tī Tâi-uân, Tiong-kok tíng sóo-tsāi kiàn-li̍p.</text:p>
      <text:p text:style-name="P7"/>
      <text:p text:style-name="P2"><text:span text:style-name="T13">台文的起步較晏， 一直到這世紀</text:span><text:span text:style-name="T8">(21</text:span><text:span text:style-name="T13">世紀</text:span><text:span text:style-name="T8">)</text:span><text:span text:style-name="T13">才開始。</text:span></text:p>
      <text:p text:style-name="P5">Tâi-bûn ê khí-pōo khah uànn, it-ti̍t kàu tsit sè-kí (jī-tsa̍p-it sè-kí) tsiah khai-sí.</text:p>
      <text:p text:style-name="P7"/>
      <text:p text:style-name="P4">對強勢語言來講， 語料庫的建立代表這个語言的重要性， 因為建立了後會帶動這的語言的相關研究， 嘛宣示伊佇學術界的地位；</text:p>
      <text:p text:style-name="P5">Tuì kiông-sè gí-giân lâi kóng, gí-liāu-khòo ê kiàn-li̍p tāi-piáu tsit-ê gí-giân ê tiōng-iàu-sìng, in-uī kiàn-li̍p liáu-āu ē tài-tōng tsit-ê gí-giân ê siong-kuan gián-kiù, mā suan-sī i tī ha̍k-su̍t-kài ê tē-uī;</text:p>
      <text:p text:style-name="P7"/>
      <text:p text:style-name="P4">對弱勢語言來講， 語料庫的建立是這个語言欲復興的一个重要基礎，因為利用著主導世界行向的電腦科技， 而且有機會予這个語言佮其它的強勢語言做連結。</text:p>
      <text:p text:style-name="P5">tuì jio̍k-sè gí-giân lâi kóng, gí-liāu-khòo ê kiàn-li̍p sī tsit-ê gí-giân beh ho̍k-hing ê tsi̍t-ê tiōng-iàu ki-tshóo, in-uī lī-iōng-tio̍h tsú-tō sè-kài kiânn-hiòng ê tiān-nóo kho-ki, jî-tshiánn ū ki-huē hōo tsit-ê gí-giân kah kî-tha ê kiông-sè gí-giân tsò liân-kiat.</text:p>
      <text:p text:style-name="P7"/>
      <text:p text:style-name="P4">語料庫的應用研究有誠濟， 佇遮，阮針對語文教學的語詞搭配做較詳細的探討。</text:p>
      <text:p text:style-name="P5">Gí-liāu-khòo ê ìng-iōng gián-kiù ū tsiânn tsē, tī tsia, gún tsiam-tuì gí-bûn kàu-ha̍k ê gí-sû tah-phuè tsò khah siông-suè ê thàm-thó.</text:p>
      <text:p text:style-name="P7"/>
      <text:p text:style-name="P2"><text:soft-page-break/><text:span text:style-name="T13">語詞搭配</text:span><text:span text:style-name="T8">(collocation) </text:span><text:span text:style-name="T13">就是「語詞用會當預測的方式組合做伙的方式」， 嘛有人講是「仝一个文本內底，佇真近的所在共同出現的兩个抑是兩个以上的語詞」。</text:span></text:p>
      <text:p text:style-name="P5">Gí-sû tah-phuè(collocation) tō-sī "Gí-sû iōng ē-tàng ū-tshik ê hong-sik tsoo-ha̍p tsò-hué ê hong-sik", mā ū-lâng kóng sī "Kāng tsi̍t-ê bûn-pún lāi-tué, ī tsin kūn ê sóo-tsāi kiōng-tông tshut-hiān ê nn̄g ê iah-sī nn̄g ê í-siōng ê gí-sû".</text:p>
      <text:p text:style-name="P7"/>
      <text:p text:style-name="P2"><text:span text:style-name="T13">語詞搭配會使學習著一个語詞</text:span><text:span text:style-name="T8">ê</text:span><text:span text:style-name="T13">慣用方法，</text:span></text:p>
      <text:p text:style-name="P5">Gí-sû tah-phuè ē-sái ha̍k-si̍p-tio̍h tsi̍t-ê gí-sû ê kuàn-iōng hong-huat,</text:p>
      <text:p text:style-name="P7"/>
      <text:p text:style-name="P4">比一个例，</text:p>
      <text:p text:style-name="P5">pí tsi̍t-ê lē,</text:p>
      <text:p text:style-name="P7"/>
      <text:p text:style-name="P4">咱訂火車單， 閣去車頭付錢提著車單， 咱會使講「車單拍好矣」，</text:p>
      <text:p text:style-name="P5">lán tīng hé-tshia-tuann, koh khì tshia-thâu hù-tsînn the̍h-tio̍h tshia-tuann, lán ē-sái kóng "tshia-tuann phah hó--ah",</text:p>
      <text:p text:style-name="P7"/>
      <text:p text:style-name="P4">「拍」佮「摃」的意思相仝， 毋過咱袂使講「車單摃好矣」，</text:p>
      <text:p text:style-name="P5">"phah" kah "kòng" ê ì-sù sio-kâng, m̄-koh lán bē-sái kóng "tshia-tuann kòng hó--ah",</text:p>
      <text:p text:style-name="P7"/>
      <text:p text:style-name="P2"><text:span text:style-name="T13">所以， 「拍」</text:span><text:span text:style-name="T8">kah</text:span><text:span text:style-name="T13">「車單」就有搭配</text:span><text:span text:style-name="T8">ê</text:span><text:span text:style-name="T13">關係， 其中一个詞若是用同義詞共換掉， 這个搭配關係無一定會繼續存在。</text:span></text:p>
      <text:p text:style-name="P5">sóo-í, "phah" kah "tshia-tuann" tō ū tah-phuè ê kuan-hē, kî-tiong tsi̍t-ê sû nā-sī iōng tông-gī-sû kā uānn-tiāu, tsit-ê tah-phuè kuan-hē bô-it-tīng ē kè-sio̍k tsûn-tsāi.</text:p>
      <text:p text:style-name="P7"/>
      <text:p text:style-name="P2"><text:span text:style-name="T13">兩个語詞欲按怎鬥陣使用， 一般</text:span><text:span text:style-name="T8">ê</text:span><text:span text:style-name="T13">辭典並無特別</text:span><text:span text:style-name="T8">kā</text:span><text:span text:style-name="T13">註明， 這對語言</text:span><text:span text:style-name="T8">ê</text:span><text:span text:style-name="T13">學習加減有阻礙。</text:span></text:p>
      <text:p text:style-name="P5">Nn̄g-ê gí-sû beh án-nuá tàu-tīn sú-iōng, it-puann ê sû-tián pīng-bô ti̍k-pia̍t kā tsù-bîng, tse tuì gí-giân ê ha̍k-si̍p ke-kiám ū tsóo-gāi.</text:p>
      <text:p text:style-name="P7"/>
      <text:p text:style-name="P4"/>
      <text:p text:style-name="P16">台灣人學英文， 硬記英文語詞，</text:p>
      <text:p text:style-name="P5">Tâi-uân-lâng o̍h Ing-bûn, ngē-kì Ing-bûn gí-sû,</text:p>
      <text:p text:style-name="P7"/>
      <text:p text:style-name="P2"><text:span text:style-name="T13">欲用英文佮人溝通</text:span><text:span text:style-name="T8">ê</text:span><text:span text:style-name="T13">時陣， 利用遮的語詞鬥出一句咱掠做會通</text:span><text:span text:style-name="T8">ê</text:span><text:span text:style-name="T13">英文句， 毋過講英語</text:span><text:span text:style-name="T8">ê</text:span><text:span text:style-name="T13">人可能捎無貓仔門，</text:span></text:p>
      <text:p text:style-name="P5">beh iōng Ing-bûn kah lâng koo-thong ê sî-tsūn, lī-iōng tsia ê gí-sû tàu tshut tsi̍t-kù lán lia̍h-tsò ē thong ê Ing-bûn-kù, m̄-koh kóng Ing-gí ê lâng khó-lîng sa bô niau-á-mn̂g,</text:p>
      <text:p text:style-name="P7"/>
      <text:p text:style-name="P2"><text:span text:style-name="T13">因為咱</text:span><text:span text:style-name="T8">ê</text:span><text:span text:style-name="T13">語詞搭配錯誤， 錯誤可能包括語法</text:span><text:span text:style-name="T8">kah</text:span><text:span text:style-name="T13">慣用語。</text:span></text:p>
      <text:p text:style-name="P5">in-uī lán ê gí-sû tah-phuè tshò-gōo, tshò-gōo khó-lîng pau-kuah gí-huat kah kuàn-iōng-gí.</text:p>
      <text:p text:style-name="P7"/>
      <text:p text:style-name="P2"><text:span text:style-name="T13">所以語詞搭配成做語言學習真重要</text:span><text:span text:style-name="T8">ê</text:span><text:span text:style-name="T13">一部分。</text:span></text:p>
      <text:p text:style-name="P5">Sóo-í gí-sû tah-phuè tsiânn-tsò gí-giân ha̍k-si̍p tsin tiōng-iàu ê tsi̍t-pōo-hūn.</text:p>
      <text:p text:style-name="P7"/>
      <text:p text:style-name="P2"><text:span text:style-name="T13">英文</text:span><text:span text:style-name="T8">ê</text:span><text:span text:style-name="T13">部分， 出版袂少語詞搭配辭典， 嘛是為著濟濟英語</text:span><text:span text:style-name="T8">ê</text:span><text:span text:style-name="T13">學習者。</text:span></text:p>
      <text:p text:style-name="P5">Ing-bûn ê pōo-hūn, tshut-pán bē-tsió gí-sû tah-phuè sû-tián, mā-sī uī-tio̍h tsuē-tsuē Ing-gí ê ha̍k-si̍p-tsiá.</text:p>
      <text:p text:style-name="P7"/>
      <text:p text:style-name="P2"><text:span text:style-name="T13">台語</text:span><text:span text:style-name="T8">ê</text:span><text:span text:style-name="T13">學習敢有需要注意語詞搭配？</text:span></text:p>
      <text:p text:style-name="P5">Tâi-gí ê ha̍k-si̍p kám ū su-iàu tsù-ì gí-sû tah-phuè?</text:p>
      <text:p text:style-name="P7"/>
      <text:p text:style-name="P2"><text:span text:style-name="T13">當然有需要， 包括對想</text:span><text:span text:style-name="T8">beh</text:span><text:span text:style-name="T13">學台語</text:span><text:span text:style-name="T8">ê</text:span><text:span text:style-name="T13">外國人， 嘛包括咱這代</text:span><text:span text:style-name="T8">kah</text:span><text:span text:style-name="T13">下一代。</text:span></text:p>
      <text:p text:style-name="P5">Tong-jiân ū su-iàu, pau-kuah tuì siūnn-beh o̍h Tâi-gí ê guā-kok-lâng, mā pau-kuah lán tsit-tāi kah ē-tsi̍t-tāi.</text:p>
      <text:p text:style-name="P7"/>
      <text:p text:style-name="P2"><text:span text:style-name="T13">受著強勢</text:span><text:span text:style-name="T8">ê</text:span><text:span text:style-name="T13">華語影響， 誠濟自認為會曉講台語</text:span><text:span text:style-name="T8">ê</text:span><text:span text:style-name="T13">人， 台語講起來</text:span><text:span text:style-name="T8">mā</text:span><text:span text:style-name="T13">是</text:span><text:span text:style-name="T8">li-li-lak-lak</text:span><text:span text:style-name="T13">，</text:span></text:p>
      <text:p text:style-name="P5">Siū-tio̍h kiông-sè ê Huâ-gí íng-hióng, tsiânn tsē tsū-jīm-uî ē-hiáu kóng Tâi-gí ê lâng, Tâi-gí kóng--khí-lâi li-li-lak-lak,</text:p>
      <text:p text:style-name="P7"/>
      <text:p text:style-name="P2"><text:span text:style-name="T13">嘛因為用華語思考， 有</text:span><text:span text:style-name="T8">ê</text:span><text:span text:style-name="T13">人「一尾魚」煞變做「一條魚」。</text:span></text:p>
      <text:p text:style-name="P5">mā in-uī iōng Huâ-gí su-khó, ū-ê-lâng "tsi̍t-bué hî" suah pìnn-tsò "tsi̍t-tiâu hî".</text:p>
      <text:p text:style-name="P7"><text:soft-page-break/></text:p>
      <text:p text:style-name="P2"><text:span text:style-name="T13">建立台語</text:span><text:span text:style-name="T8">ê</text:span><text:span text:style-name="T13">語詞搭配辭典是台語教學真重要</text:span><text:span text:style-name="T8">ê</text:span><text:span text:style-name="T13">一部份，</text:span></text:p>
      <text:p text:style-name="P5">Kiàn-li̍p Tâi-gí ê gí-sû tah-phuè sû-tián sī Tâi-gí kàu-ha̍k tsin tiōng-iàu ê tsi̍t-pōo-hūn,</text:p>
      <text:p text:style-name="P7"/>
      <text:p text:style-name="P2"><text:span text:style-name="T13">可惜目前猶無， 這是語言學界</text:span><text:span text:style-name="T8">ê</text:span><text:span text:style-name="T13">責任。</text:span></text:p>
      <text:p text:style-name="P5">khó-sioh bo̍k-tsiân iah bô, tse-sī gí-giân-ha̍k-kài ê tsik-jīm.</text:p>
      <text:p text:style-name="P7"/>
      <text:p text:style-name="P2"><text:span text:style-name="T13">本文是徛佇資訊科學</text:span><text:span text:style-name="T8">ê</text:span><text:span text:style-name="T13">角度， 提出現時另外一个通好運用</text:span><text:span text:style-name="T8">ê</text:span><text:span text:style-name="T13">方式： 利用台語文語料庫這个資源來建立台語語詞搭配</text:span><text:span text:style-name="T8">ê</text:span><text:span text:style-name="T13">資料。</text:span></text:p>
      <text:p text:style-name="P5">Pún-bûn sī khiā tī tsu-sìn kho-ha̍k ê kak-tōo, thê-tshut hiān-sî līng-guā tsi̍t-ê thang-hó ūn-iōng ê hong-sik: Lī-iōng Tâi-gí-bûn gí-liāu-khòo tsit-ê tsu-guân lâi kiàn-li̍p Tâi-gí gí-sû tah-phuè ê tsu-liāu.</text:p>
      <text:p text:style-name="P7"/>
      <text:p text:style-name="P2"><text:span text:style-name="T8">2. </text:span><text:span text:style-name="T13">自動語詞搭配做法</text:span></text:p>
      <text:p text:style-name="P5">Jī. Tsū-tōng Gí-sû Tah-phuè Tsò-huat</text:p>
      <text:p text:style-name="P7"/>
      <text:p text:style-name="P2"><text:span text:style-name="T13">根據語料庫， 欲共共同出現而且互相關係密切</text:span><text:span text:style-name="T8">ê</text:span><text:span text:style-name="T13">語詞揣出來， 是利用統計</text:span><text:span text:style-name="T8">ê</text:span><text:span text:style-name="T13">方法。</text:span></text:p>
      <text:p text:style-name="P5">Kin-kù gí-liāu-khòo , beh kā kiōng-tông tshut-hiān jî-tshiánn hōo-siong kuan-hē bi̍t-tshiat ê gí-sû tshuē--tshut-lâi, sī lī-iōng thóng-kè ê hong-huat.</text:p>
      <text:p text:style-name="P7"/>
      <text:p text:style-name="P4">有兩个公式會使做，</text:p>
      <text:p text:style-name="P5">Ū nn̄g-ê kong-sik ē-sái tsò,</text:p>
      <text:p text:style-name="P7"/>
      <text:p text:style-name="P2"><text:span text:style-name="T13">第一个是互訊息</text:span><text:span text:style-name="T8">(mutual information</text:span><text:span text:style-name="T13">，以下簡稱</text:span><text:span text:style-name="T8">MI)</text:span><text:span text:style-name="T13">， 設使</text:span><text:span text:style-name="T8">A</text:span><text:span text:style-name="T13">、</text:span><text:span text:style-name="T8">B</text:span><text:span text:style-name="T13">是語詞， 這兩个語詞</text:span><text:span text:style-name="T8">ê MI ê</text:span><text:span text:style-name="T13">公式是寫做按呢。</text:span></text:p>
      <text:p text:style-name="P5">tē-it-ê sī hōo-sìn-sit (mutual information, í-hā kán-tshing MI ), siat-sú A, B sī gí-sû, tsit nn̄g-ê gí-sû ê MI ê kong-sik sī siá-tsò án-ne.</text:p>
      <text:p text:style-name="P7"/>
      <text:p text:style-name="P2"><text:span text:style-name="T13">其中， 「</text:span><text:span text:style-name="T8">P of A</text:span><text:span text:style-name="T13">」是語詞</text:span><text:span text:style-name="T8">A ê</text:span><text:span text:style-name="T13">機率，</text:span></text:p>
      <text:p text:style-name="P5">Kî-tiong, "P of A" sī gí-sû A ê ki-lu̍t,</text:p>
      <text:p text:style-name="P7"><text:soft-page-break/></text:p>
      <text:p text:style-name="P2"><text:span text:style-name="T13">設使</text:span><text:span text:style-name="T8">A </text:span><text:span text:style-name="T13">攏總出現 「</text:span><text:span text:style-name="T8">Frequence of A</text:span><text:span text:style-name="T13">」 擺， 所有</text:span><text:span text:style-name="T8">ê</text:span><text:span text:style-name="T13">語料攏總有</text:span><text:span text:style-name="T8">N</text:span><text:span text:style-name="T13">个詞</text:span><text:span text:style-name="T8">(word tokens)</text:span><text:span text:style-name="T13">， 「</text:span><text:span text:style-name="T8">P of A</text:span><text:span text:style-name="T13">」 等於 </text:span><text:span text:style-name="T8">N </text:span><text:span text:style-name="T13">分之「</text:span><text:span text:style-name="T8">Frequence of A</text:span><text:span text:style-name="T13">」</text:span></text:p>
      <text:p text:style-name="P5">siat-sú A lóng-tsóng tshut-hiān "Frequence of A" pái, sóo-ū ê gí-liāu lóng-tsóng ū N-ê sû (word tokens), "P of A" tíng-î N hun tsi "Frequence of A".</text:p>
      <text:p text:style-name="P7"/>
      <text:p text:style-name="P2"><text:span text:style-name="T13">仝款， 「</text:span><text:span text:style-name="T8">P of B</text:span><text:span text:style-name="T13">」是語詞</text:span><text:span text:style-name="T8">B ê</text:span><text:span text:style-name="T13">機率， 「</text:span><text:span text:style-name="T8">P of AB</text:span><text:span text:style-name="T13">」是詞組</text:span><text:span text:style-name="T8">AB ê</text:span><text:span text:style-name="T13">機率。</text:span></text:p>
      <text:p text:style-name="P5">Kāng-khuán, "P of B" sī gí-sû B ê ki-lu̍t, "P of AB" sī sû-tsoo AB ê ki-lu̍t.</text:p>
      <text:p text:style-name="P7"/>
      <text:p text:style-name="P4">咱分三種情形來討論：</text:p>
      <text:p text:style-name="P5">Lán hun sann-tsióng tsîng-hîng lâi thó-lūn:</text:p>
      <text:p text:style-name="P7"/>
      <text:p text:style-name="P2"><text:span text:style-name="T8">(a) </text:span><text:span text:style-name="T13">設使</text:span><text:span text:style-name="T8">A</text:span><text:span text:style-name="T13">後壁干焦會出現</text:span><text:span text:style-name="T8">B</text:span><text:span text:style-name="T13">， </text:span><text:span text:style-name="T8">B</text:span><text:span text:style-name="T13">頭前干焦會出現</text:span><text:span text:style-name="T8">A</text:span><text:span text:style-name="T13">， 這兩个詞一定成對出現，</text:span></text:p>
      <text:p text:style-name="P5">(a) Siat-sú A āu-piah kan-na ē tshut-hiān B, B thâu-tsîng kan-na ē tshut-hiān A, tsit nn̄g-ê sû it-tīng sîng-tuì tshut-hiān,</text:p>
      <text:p text:style-name="P7"/>
      <text:p text:style-name="P2"><text:span text:style-name="T13">這款情形下， 「</text:span><text:span text:style-name="T8">P of A</text:span><text:span text:style-name="T13">」近倚「</text:span><text:span text:style-name="T8">P of B</text:span><text:span text:style-name="T13">」近倚「</text:span><text:span text:style-name="T8">P of AB</text:span><text:span text:style-name="T13">」， 「</text:span><text:span text:style-name="T8">MI of AB</text:span><text:span text:style-name="T13">」 近倚 「負</text:span><text:span text:style-name="T8">log P of AB</text:span><text:span text:style-name="T13">」， 是一个較大</text:span><text:span text:style-name="T8">ê</text:span><text:span text:style-name="T13">正數；</text:span></text:p>
      <text:p text:style-name="P5">tsit-khuán tsîng-hîng hā, "P of A" kīn-uá "P of B" kīn-uá "P of AB", "MI of AB" kīn-uá "hū log P of AB", sī tsi̍t-ê khah tuā ê tsiànn-sòo;</text:p>
      <text:p text:style-name="P7"/>
      <text:p text:style-name="P2"><text:span text:style-name="T13">若是</text:span><text:span text:style-name="T8">AB</text:span><text:span text:style-name="T13">定定成對出現， 毋過</text:span><text:span text:style-name="T8">A</text:span><text:span text:style-name="T13">後壁會接</text:span><text:span text:style-name="T8">B</text:span><text:span text:style-name="T13">以外其它</text:span><text:span text:style-name="T8">ê</text:span><text:span text:style-name="T13">詞， </text:span><text:span text:style-name="T8">B</text:span><text:span text:style-name="T13">頭前嘛可能會接</text:span><text:span text:style-name="T8">A</text:span><text:span text:style-name="T13">以外其它</text:span><text:span text:style-name="T8">ê</text:span><text:span text:style-name="T13">詞，</text:span></text:p>
      <text:p text:style-name="P5">nā-sī AB tiānn-tiānn sîng-tuì tshut-hiān, m̄-koh A āu-piah ē tsiap B í-guā ê sû, B thâu-tsîng mā khó-lîng ē tsiap A í-guā ê sû,</text:p>
      <text:p text:style-name="P7"/>
      <text:p text:style-name="P2"><text:span text:style-name="T13">這个時陣， 「</text:span><text:span text:style-name="T8">MI of AB</text:span><text:span text:style-name="T13">」可能嘛是正數， 毋過會較細；</text:span></text:p>
      <text:p text:style-name="P5">tsit-ê sî-tsūn, "MI of AB" khó-lîng mā-sī tsiànn-sòo, m̄-koh ē khah suè;</text:p>
      <text:p text:style-name="P7"/>
      <text:p text:style-name="P2"><text:span text:style-name="T8"/></text:p>
      <text:p text:style-name="P6"><text:span text:style-name="T8">(b) </text:span><text:span text:style-name="T13">設使</text:span><text:span text:style-name="T8">A</text:span><text:span text:style-name="T13">佮</text:span><text:span text:style-name="T8">B</text:span><text:span text:style-name="T13">無關係（獨立事件），</text:span></text:p>
      <text:p text:style-name="P5">(b) Siat-sú A kah B bô kuan-hē (to̍k-li̍p sū-kiānn),</text:p>
      <text:p text:style-name="P7"/>
      <text:p text:style-name="P2"><text:span text:style-name="T13">「</text:span><text:span text:style-name="T8">P of AB</text:span><text:span text:style-name="T13">」近倚</text:span><text:span text:style-name="T8">"P of A"</text:span><text:span text:style-name="T13">乘</text:span><text:span text:style-name="T8">"P of B"</text:span><text:span text:style-name="T13">， 所以「</text:span><text:span text:style-name="T8">MI of AB</text:span><text:span text:style-name="T13">」近倚</text:span><text:span text:style-name="T8">0</text:span><text:span text:style-name="T13">；</text:span></text:p>
      <text:p text:style-name="P5">"P of AB" kīn-uá "P of A" sîng "P of B" , sóo-í "MI of AB" kīn-uá 0;</text:p>
      <text:p text:style-name="P7"/>
      <text:p text:style-name="P2"><text:span text:style-name="T8">(c) </text:span><text:span text:style-name="T13">設使語詞</text:span><text:span text:style-name="T8">A</text:span><text:span text:style-name="T13">出現致使</text:span><text:span text:style-name="T8">B</text:span><text:span text:style-name="T13">較袂出現，</text:span></text:p>
      <text:p text:style-name="P5">(c) Siat-sú gí-sû A tshut-hiān tì-sú B khah buē tshut-hiān,</text:p>
      <text:p text:style-name="P7"/>
      <text:p text:style-name="P2"><text:span text:style-name="T13">「</text:span><text:span text:style-name="T8">P of AB</text:span><text:span text:style-name="T13">」 遠小於 </text:span><text:span text:style-name="T8">"P of A" </text:span><text:span text:style-name="T13">乘 </text:span><text:span text:style-name="T8">"P of B" , </text:span><text:span text:style-name="T13">所以「</text:span><text:span text:style-name="T8">MI of AB</text:span><text:span text:style-name="T13">」是負數。</text:span></text:p>
      <text:p text:style-name="P5">"P of AB" uán sió î "P of A" sîng "P of B" , sóo-í "MI of AB" sī hū-sòo .</text:p>
      <text:p text:style-name="P7"/>
      <text:p text:style-name="P2"><text:span text:style-name="T13">基本上， 語料愈大， 統計</text:span><text:span text:style-name="T8">ê</text:span><text:span text:style-name="T13">結果愈有代表性。</text:span></text:p>
      <text:p text:style-name="P5">Ki-pún siōng, gí-liāu jú tuā, thóng-kè ê kiat-kó jú ū tāi-piáu-sìng.</text:p>
      <text:p text:style-name="P7"/>
      <text:p text:style-name="P2"><text:span text:style-name="T13">第二个是相關度</text:span><text:span text:style-name="T8">(correlation</text:span><text:span text:style-name="T13">，以下簡稱</text:span><text:span text:style-name="T8">CR)</text:span><text:span text:style-name="T13">， 這嘛是一个統計</text:span><text:span text:style-name="T8">ê</text:span><text:span text:style-name="T13">公式：</text:span></text:p>
      <text:p text:style-name="P5">Tē-jī-ê sī siong-kuan-tōo (correlation, í-hā kán-tshing CR), tse mā-sī tsi̍t-ê thóng-kè ê kong-sik:</text:p>
      <text:p text:style-name="P7"/>
      <text:p text:style-name="P2"><text:span text:style-name="T13">簡單講， 欲算「</text:span><text:span text:style-name="T8">CR of AB</text:span><text:span text:style-name="T13">」，就共語料內底</text:span><text:span text:style-name="T8">ê</text:span><text:span text:style-name="T13">詞組分做四个部分， 透過頂面</text:span><text:span text:style-name="T8">ê</text:span><text:span text:style-name="T13">公式來計算。</text:span></text:p>
      <text:p text:style-name="P5">Kán-tan kóng, beh sǹg "CR of AB", tō kā gí-liāu lāi-té ê sû-tsoo hun-tsò sì ê pōo-hūn, thàu-kè tíng-bīn ê kong-sik lai kè-sǹg.</text:p>
      <text:p text:style-name="P7"/>
      <text:p text:style-name="P2"><text:span text:style-name="T13">算出來</text:span><text:span text:style-name="T8">ê</text:span><text:span text:style-name="T13">數字攏是正數，</text:span></text:p>
      <text:p text:style-name="P5">Sǹg--tshut-lâi ê sòo-jī lóng-sī tsiànn-sòo,</text:p>
      <text:p text:style-name="P7"/>
      <text:p text:style-name="P2"><text:span text:style-name="T8">AB</text:span><text:span text:style-name="T13">兩个語詞若定定做陣出現， 「</text:span><text:span text:style-name="T8">CR of AB</text:span><text:span text:style-name="T13">」可能超過</text:span><text:span text:style-name="T8">10,000</text:span><text:span text:style-name="T13">， 甚至超過</text:span><text:span text:style-name="T8">100,000</text:span><text:span text:style-name="T13">。</text:span></text:p>
      <text:p text:style-name="P5">AB nnḡ-ê gí-sû nā tiānn-tiānn tsò-tīn tshut-hiān, "CR of AB" khó-lîng tshiau-kuè tsi̍t-bān, sīm-tsì tshiau-kuè tsa̍p-bān.</text:p>
      <text:p text:style-name="P7"><text:soft-page-break/></text:p>
      <text:p text:style-name="P2"><text:span text:style-name="T13">愛注意</text:span><text:span text:style-name="T8">ê</text:span><text:span text:style-name="T13">是， 有時仔若拍字錯誤， 因為錯字</text:span><text:span text:style-name="T8">ê</text:span><text:span text:style-name="T13">詞頻真低， 會致使</text:span><text:span text:style-name="T8">MI</text:span><text:span text:style-name="T13">佮</text:span><text:span text:style-name="T8">CR</text:span><text:span text:style-name="T13">的分數變足懸。</text:span></text:p>
      <text:p text:style-name="P5">Ài tsù-ì ê sī, ū-sî-á nā phah-jī tshò-gōo, in-uī tshò-jī ê sû-pîn tsin kē, ē tì-sú MI kah CR ê hun-sòo piàn tsiok kuân.</text:p>
      <text:p text:style-name="P7"/>
      <text:p text:style-name="P2"><text:span text:style-name="T13">為著避免這个情形， 會使設詞頻</text:span><text:span text:style-name="T8">ê</text:span><text:span text:style-name="T13">限制，</text:span></text:p>
      <text:p text:style-name="P5">Uī-tio̍h phiah-bián tsit-ê tsîng-hîng, koh ài siat sû-pîn ê hān-tsè,</text:p>
      <text:p text:style-name="P7"/>
      <text:p text:style-name="P2"><text:span text:style-name="T13">就是講，欲計算</text:span><text:span text:style-name="T8">MI(AB)</text:span><text:span text:style-name="T13">， 會使限制詞組</text:span><text:span text:style-name="T8">AB</text:span><text:span text:style-name="T13">的頻率超過一个數目（可比出現</text:span><text:span text:style-name="T8">10</text:span><text:span text:style-name="T13">擺以上）， 才來計算， 若無就共提掉。</text:span></text:p>
      <text:p text:style-name="P5">tō-sī kóng, beh kè-sǹg MI(AB), ē-sái hān-tsè sû-tsoo AB ê pîn-lu̍t tshiau-kè tsi̍t-ê sòo-bo̍k ( khó-pí tshut-hiān tsa̍p-pái í-siōng), tsiah lâi kè-sǹg, nā-bô tō kā the̍h-tiāu.</text:p>
      <text:p text:style-name="P7"/>
      <text:p text:style-name="P2"><text:span text:style-name="T8">3. </text:span><text:span text:style-name="T13">利用詞類訊息提升品質</text:span></text:p>
      <text:p text:style-name="P5">Sann. Lī-iōng sû-luī sìn-sit thê-sing phín-tsit</text:p>
      <text:p text:style-name="P7"/>
      <text:p text:style-name="P2"><text:span text:style-name="T13">用統計</text:span><text:span text:style-name="T8">ê</text:span><text:span text:style-name="T13">方式來揣語詞搭配， 佮語言專家利用伊專業智識揣出來</text:span><text:span text:style-name="T8">ê</text:span><text:span text:style-name="T13">， 當然加減會無仝款。</text:span></text:p>
      <text:p text:style-name="P5">Iōng thóng-kè ê hong-sik lâi tshuē gí-sû tah-phuè, kah gí-giân tsuan-ka lī-iōng i tsuan-gia̍p tì-sik tshuē--tshut-lâi--ê, tong-jiân ke-kiám ē bô kāng-khuán.</text:p>
      <text:p text:style-name="P7"/>
      <text:p text:style-name="P2"><text:span text:style-name="T13">用統計方式， 咱有簡化， 限定佇相倚</text:span><text:span text:style-name="T8">ê</text:span><text:span text:style-name="T13">兩个語詞，</text:span></text:p>
      <text:p text:style-name="P5">Iōng thóng-kè hong-sik, lán ū kán-huà, hān-tiānn tī sio-uá ê nn̄g-ê gí-sû,</text:p>
      <text:p text:style-name="P7"/>
      <text:p text:style-name="P2"><text:span text:style-name="T13">實際上有</text:span><text:span text:style-name="T8">ê</text:span><text:span text:style-name="T13">互相搭配</text:span><text:span text:style-name="T8">ê</text:span><text:span text:style-name="T13">語詞並無相倚， 「拍車單」有可能講做「拍兩張車單」，</text:span></text:p>
      <text:p text:style-name="P5">si̍t-tsè siōng ū-ê hōo-siong tah-phuè ê gí-sû pīng-bô sio-uá, "phah tshia-tuann" ū khó-lîng kóng tsò "phah nn̄g tiunn tshia-tuann",</text:p>
      <text:p text:style-name="P7"/>
      <text:p text:style-name="P4"/>
      <text:p text:style-name="P16">嘛有可能是三个語詞互相搭配， 可比「除了……以外，猶閣 ……」。</text:p>
      <text:p text:style-name="P5">mā ū khó-lîng sī sann-ê gí-sû hōo-siong tah-phuè, khó-pí " tû-liáu ... í-guā, iah-koh ...".</text:p>
      <text:p text:style-name="P7"/>
      <text:p text:style-name="P2"><text:span text:style-name="T13">當然咱會使修正統計方式， 共無相倚毋過離無遠</text:span><text:span text:style-name="T8">ê</text:span><text:span text:style-name="T13">語詞嘛考慮入來， 抑是修改公式來計算三个語詞</text:span><text:span text:style-name="T8">ê</text:span><text:span text:style-name="T13">互相關係。</text:span></text:p>
      <text:p text:style-name="P5">Tong-jiân lán ē-sái siu-tsìng thóng-kè hong-sik, kā bô sio-uá m̄-koh lī bô hn̄g ê gí-sû mā khó-lū--ji̍p-lâi, iah-sī siu-kái kong-sik lâi kè-sǹg sann-ê gí-sû ê hōo-siong kuan-hē.</text:p>
      <text:p text:style-name="P7"/>
      <text:p text:style-name="P2"><text:span text:style-name="T13">總是按呢做加足厚工， 增加誠濟計算量， 改進</text:span><text:span text:style-name="T8">ê</text:span><text:span text:style-name="T13">成果嘛真有限。</text:span></text:p>
      <text:p text:style-name="P5">Tsóng--sī an-ne tsò ke tsiok kāu-kang, tsing-ka tsiânn tsē kè-sǹg-liōng, kái-tsìn ê sîng-kó mā tsin iú-hān.</text:p>
      <text:p text:style-name="P7"/>
      <text:p text:style-name="P4">用統計方式做， 並毋是欲取代專家，</text:p>
      <text:p text:style-name="P5">Iōng thóng-kè ê hong-sik tsò, pīng m̄-sī beh tshú-tāi tsuan-ka,</text:p>
      <text:p text:style-name="P7"/>
      <text:p text:style-name="P2"><text:span text:style-name="T13">毋過， 咱利用電腦會當處理大量資料</text:span><text:span text:style-name="T8">ê</text:span><text:span text:style-name="T13">特性， 提供電腦計算出來</text:span><text:span text:style-name="T8">ê</text:span><text:span text:style-name="T13">結果， 對學習者佮專家攏有參考作用，</text:span></text:p>
      <text:p text:style-name="P5">m̄-koh, lán lī-iōng tiān-nóo ē-tàng tshú-lí tuā-liōng tsu-liāu ê ti̍k-sìng, thê-kiong tiān-nóo kè-sǹg--tshut-lâi ê kiat-kó, tuì ha̍k-si̍p-tsiá kah tsuan-ka lóng ū tsham-khó tsok-iōng,</text:p>
      <text:p text:style-name="P7"/>
      <text:p text:style-name="P2"><text:span text:style-name="T13">專家所列出來</text:span><text:span text:style-name="T8">ê</text:span><text:span text:style-name="T13">語詞搭配， 有</text:span><text:span text:style-name="T8">ê</text:span><text:span text:style-name="T13">因為實際上較少使用， 致使統計結果並無表現出來；</text:span></text:p>
      <text:p text:style-name="P5">tsuan-ka sóo lia̍t--tshut-lâi ê gí-sû tah-phuè, ū-ê in-uī si̍t-tsè siōng khah tsió sú-iōng, tì-sú thóng-kè kiat-kó pīng-bô piáu-hiān--tshut-lâi;</text:p>
      <text:p text:style-name="P7"/>
      <text:p text:style-name="P2"><text:span text:style-name="T13">統計結果有， 毋過專家無列出來</text:span><text:span text:style-name="T8">ê</text:span><text:span text:style-name="T13">， 有可能並無什麼意義，</text:span></text:p>
      <text:p text:style-name="P5">thóng-kè kiat-kó ū, m̄-koh tsuan-ka bô lia̍t--tshut-lâi ê, ū khó-lîng pīng bô siánn-mé ì-gī,</text:p>
      <text:p text:style-name="P7"/>
      <text:p text:style-name="P2"><text:span text:style-name="T13">總是伊佇實際使用上有較懸的牽連， 嘛提供專家參考佮研究</text:span><text:span text:style-name="T8">ê</text:span><text:span text:style-name="T13">方向。</text:span></text:p>
      <text:p text:style-name="P5">tsóng--sī i tī si̍t-tsè sú-iōng siōng ū khah kuân ê khan-liân, mā thê-kiong tsuan-ka tsham-khó kah gián-kiù ê hong-hiòng.</text:p>
      <text:p text:style-name="P7"/>
      <text:p text:style-name="P2"><text:soft-page-break/><text:span text:style-name="T13">另外， 根據英文</text:span><text:span text:style-name="T8">ê</text:span><text:span text:style-name="T13">語料庫做出來</text:span><text:span text:style-name="T8">ê</text:span><text:span text:style-name="T13">語詞搭配， 介詞</text:span><text:span text:style-name="T8">(in, at,...)</text:span><text:span text:style-name="T13">、指示代名詞</text:span><text:span text:style-name="T8">(that)</text:span><text:span text:style-name="T13">、冠詞</text:span><text:span text:style-name="T8">(a, the, ...) </text:span><text:span text:style-name="T13">因為頻率真懸， 遮</text:span><text:span text:style-name="T8">ê</text:span><text:span text:style-name="T13">語詞</text:span><text:span text:style-name="T8">ê</text:span><text:span text:style-name="T13">語詞搭配</text:span><text:span text:style-name="T8">("of the", "that the", "to be", "in a", ...) </text:span><text:span text:style-name="T13">嘛攏排佇誠頭前。</text:span></text:p>
      <text:p text:style-name="P5">Līng-guā, kun-kù Ing-bûn ê gí-liāu-khòo tsò--tshut-lâi ê gí-sû tah-phuè, kài-sû (in, at,...), tsí-sī tāi-bîng-sû (that), kuàn-sû (a, the,...) in-uī pîn-lu̍t tsin kuân, tsia ê gí-sû ê gí-sû tah-phuè ("of the", "that the", "to be", "in a", ...) mā lóng pâi tī tsiânn thâu-tsîng.</text:p>
      <text:p text:style-name="P7"/>
      <text:p text:style-name="P2"><text:span text:style-name="T13">對遮咱發現，詞類會使提供咱一个真好</text:span><text:span text:style-name="T8">ê</text:span><text:span text:style-name="T13">線索，</text:span></text:p>
      <text:p text:style-name="P5">Uì tsia lán huat-hiān, sû-luī ē-sái thê-kiong lán tsi̍t-ê tsiânn hó ê suànn-soh,</text:p>
      <text:p text:style-name="P7"/>
      <text:p text:style-name="P2"><text:span text:style-name="T13">假使咱會當利用詞類</text:span><text:span text:style-name="T8">ê</text:span><text:span text:style-name="T13">訊息， 對統計出來</text:span><text:span text:style-name="T8">ê</text:span><text:span text:style-name="T13">語詞搭配結果做分類整理， 對學習者來講應該閣較有幫贊。</text:span></text:p>
      <text:p text:style-name="P5">ká-sú lán ē-tàng lī-iōng sû-pîn ê sìn-sit, tuì thóng-kè--tshut-lâi ê gí-sû tah-phuè kiat-kó tsò hun-luī tsíng-lí, tuì ha̍k-si̍p-tsiá lâi kóng ìng-kai koh-khah ū pang-tsān.</text:p>
      <text:p text:style-name="P7"/>
      <text:p text:style-name="P2"><text:span text:style-name="T13">有詞類訊息</text:span><text:span text:style-name="T8">ê</text:span><text:span text:style-name="T13">台語辭典， 包括日本天理大學</text:span><text:span text:style-name="T8">ê</text:span><text:span text:style-name="T13">《現代閩南語辭典》</text:span><text:span text:style-name="T8">(</text:span><text:span text:style-name="T13">村上嘉英編，</text:span><text:span text:style-name="T8">1981</text:span><text:span text:style-name="T13">年</text:span><text:span text:style-name="T8">)</text:span><text:span text:style-name="T13">、 台北中華語文研習所</text:span><text:span text:style-name="T8">ê</text:span><text:span text:style-name="T13">《台英辭典》</text:span><text:span text:style-name="T8">(Embree</text:span><text:span text:style-name="T13">編，</text:span><text:span text:style-name="T8">1984)</text:span><text:span text:style-name="T13">、</text:span><text:span text:style-name="T8">...</text:span><text:span text:style-name="T13">等， 可惜並無電子檔案通好運用。</text:span></text:p>
      <text:p text:style-name="P5">Ū sû-luī sìn-sit ê Tâi-gí sû-tián, pau-kuah Ji̍t-pún Thian-lí tāi-ha̍k ê "Hiān-tāi Bân-lâm-gí sû-tián"(Murakami Yoshihide pian, 1981 nî), Tâi-pak Tiong-huâ gí-bûn gián-si̍p-sóo ê "Tâi-ing sû-tián" (Embree pian, 1984), ... tíng, khó-sioh pīng-bô tiān-tsú tóng-àn thang-hó ūn-iōng.</text:p>
      <text:p text:style-name="P7"/>
      <text:p text:style-name="P2"><text:span text:style-name="T13">所以阮只好踅一輾， 以線頂台文華文辭典做基礎， 將台文</text:span><text:span text:style-name="T8">ê</text:span><text:span text:style-name="T13">詞條透過華文對譯， 對到中研院詞庫小組整理</text:span><text:span text:style-name="T8">ê</text:span><text:span text:style-name="T13">八萬目華文詞條， 對華文詞條得著詞類訊息。</text:span></text:p>
      <text:p text:style-name="P5">Sóo-í gún tsí-hó se̍h tsi̍t-lìn, í suànn-tíng Tâi-bûn Huâ-bûn sû-tián tsò ki-tshóo, tsiong Tâi-bûn ê sû-tiâu thàu-kuè Huâ-bûn tuì-i̍k, tuì kàu Tiong-gián-īnn Sû-khòo sió-tsoo tsíng-lí ê peh-bān-bo̍k Huâ-bûn sû-tiâu, uì Huâ-bûn sû-tiâu tit-tio̍h sû-luī sìn-sit.</text:p>
      <text:p text:style-name="P7"/>
      <text:p text:style-name="P2"><text:span text:style-name="T13">詞庫小組</text:span><text:span text:style-name="T8">ê</text:span><text:span text:style-name="T13">詞類分較幼， 有</text:span><text:span text:style-name="T8">46</text:span><text:span text:style-name="T13">个詞類， 包括動詞、名詞等攏繼續有分細類落去，</text:span></text:p>
      <text:p text:style-name="P5">Sû-khòo sió-tsoo ê sû-luī pun khah iù, ū 46-ê sû-luī, pau-kuah tōng-sû, bîng-sû tíng lóng kè-sio̍k ū pun sè-luī lo̍h--khì,</text:p>
      <text:p text:style-name="P7"><text:soft-page-break/></text:p>
      <text:p text:style-name="P4">毋過計算語詞搭配，咱無需要分遐爾幼， 用大類來分就好， 包括名詞、動詞、形容詞、 副詞、連接詞、介詞、語氣詞、感嘆詞等等。</text:p>
      <text:p text:style-name="P5">m̄-koh kè-sǹg gí-sû tah-phuè, lán bô su-iàu pun hiah-nī iù, iōng tuā-luī lâi pun tō hó, pau-kuah bîng-sû, tōng-sû, hîng-iông-sû, hù-sû, liân-tsiap-sû, kài-sû, gí-khì-sû, kám-thàn-sû tíng-tíng.</text:p>
      <text:p text:style-name="P7"/>
      <text:p text:style-name="P2"><text:span text:style-name="T8">4. </text:span><text:span text:style-name="T13">實驗步數</text:span></text:p>
      <text:p text:style-name="P5">Si̍t-giām pōo-sòo</text:p>
      <text:p text:style-name="P7"/>
      <text:p text:style-name="P2"><text:span text:style-name="T13">下面是本實驗</text:span><text:span text:style-name="T8">ê</text:span><text:span text:style-name="T13">做法：</text:span></text:p>
      <text:p text:style-name="P5">Ē-bīn sī pún si̍t-giām ê tsò-huat:</text:p>
      <text:p text:style-name="P7"/>
      <text:p text:style-name="P2"><text:span text:style-name="T8">(a) </text:span><text:span text:style-name="T13">資料包括台語文語料、 台文華文線頂辭典（以下簡稱台華辭典）佮中研院詞庫小組八萬目詞</text:span><text:span text:style-name="T8">(</text:span><text:span text:style-name="T13">華文</text:span><text:span text:style-name="T8">)</text:span><text:span text:style-name="T13">。</text:span></text:p>
      <text:p text:style-name="P5">(a) Tsu-liāu pau-kuah Tâi-gí-bûn gí-liāu, Tâi-bûn Huâ-bûn suànn-tíng sû-tián (í-hā kán-tshing Tâi-huâ sû-tián ) kah Tiong-gián-īnn Sû-khòo-sió-tsoo pueh-bān-ba̍k sû (Huâ-bûn).</text:p>
      <text:p text:style-name="P7"/>
      <text:p text:style-name="P2"><text:span text:style-name="T13">其中，台語文語料庫</text:span><text:span text:style-name="T8">ê</text:span><text:span text:style-name="T13">來源是台語文界</text:span><text:span text:style-name="T8">ê</text:span><text:span text:style-name="T13">朋友，楊允言負責整理，</text:span></text:p>
      <text:p text:style-name="P5">Kî-tiong, Tâi-gí-bûn gí-liāu-khòo ê lâi-guân sī Tâi-gí-bûn-kài ê pîng-iú, Iûnn Ún-giân hū-tsik tsíng-lí,</text:p>
      <text:p text:style-name="P7"/>
      <text:p text:style-name="P2"><text:span text:style-name="T13">包括全羅</text:span><text:span text:style-name="T8">3,462,367</text:span><text:span text:style-name="T13">个音節 佮漢羅</text:span><text:span text:style-name="T8">5,568,057</text:span><text:span text:style-name="T13">个音節；</text:span></text:p>
      <text:p text:style-name="P5">pau-kuah tsuân-lô sann-pah sì-tsa̍p-la̍k-bān nn̄g-tshing sann-pah la̍k-tsa̍p-tshit ê im-tsiat kah Hàn-lô gōo-pah gōo-tsa̍p-la̍k-bān peh-tshing khòng gōo-tsa̍p-tshit ê im-tsiat;</text:p>
      <text:p text:style-name="P7"/>
      <text:p text:style-name="P2"><text:span text:style-name="T13">台華辭典主要貢獻者是鄭良偉，閣有台語文界朋友鬥補充詞條， 目前有</text:span><text:span text:style-name="T8">6</text:span><text:span text:style-name="T13">萬</text:span><text:span text:style-name="T8">2</text:span><text:span text:style-name="T13">千外个詞條，每一个詞條包括漢羅、全羅、華文對譯三个欄位。</text:span></text:p>
      <text:p text:style-name="P5">Tâi-huâ sû-tián tsú-iàu kòng-hiàn-tsiá sī Tēnn Liông-uí, koh ū Tâi-gí-bûn-kài pîng-iú tàu póo-tshiong sû-tiâu, bo̍k-tsiân ū la̍k-bān nn̄g-tshing-guā-ê sû-tiâu, muí tsi̍t-ê sû-tiâu pau-kuah Hàn-lô, tsuân-lô, Huâ-bûn tuì-i̍k sann-ê nuâ-uī.</text:p>
      <text:p text:style-name="P7"/>
      <text:p text:style-name="P2"><text:span text:style-name="T8"/></text:p>
      <text:p text:style-name="P6"><text:span text:style-name="T8">(b) </text:span><text:span text:style-name="T13">全羅</text:span><text:span text:style-name="T8">ê</text:span><text:span text:style-name="T13">台語文語料無需要經過斷詞，毋過漢羅</text:span><text:span text:style-name="T8">ê</text:span><text:span text:style-name="T13">需要，</text:span></text:p>
      <text:p text:style-name="P5">(b) Tsuân-lô ê Tâi-gí-bûn gí-liāu bô su-iàu king-kè tn̄g-sû, m̄-koh Hàn-lô--ê su-iàu,</text:p>
      <text:p text:style-name="P7"/>
      <text:p text:style-name="P2"><text:span text:style-name="T13">斷詞</text:span><text:span text:style-name="T8">ê</text:span><text:span text:style-name="T13">做法是根據台華辭典，採用「倒頭上大比對」</text:span><text:span text:style-name="T8">( backward maximal matching, BMM )</text:span><text:span text:style-name="T13">演算法。</text:span></text:p>
      <text:p text:style-name="P5">tn̄g-sû ê tsò-huat sī kun-kù Tâi-huâ sû-tián, tshái-iōng "tò-thâu siōng-tuā pí-tuì" (backward maximal matching, BMM) ián-suàn-huat.</text:p>
      <text:p text:style-name="P7"/>
      <text:p text:style-name="P2"><text:span text:style-name="T13">語詞</text:span><text:span text:style-name="T8">ê</text:span><text:span text:style-name="T13">數量， 全羅有</text:span><text:span text:style-name="T8">2,436,599</text:span><text:span text:style-name="T13">个， 漢羅有</text:span><text:span text:style-name="T8">4,051,195</text:span><text:span text:style-name="T13">个。</text:span></text:p>
      <text:p text:style-name="P5">Gí-sû ê sòo-liōng, tsuân-lô u nn̄g-pah sì-tsa̍p-sann-bān la̍k-tshing gōo-pah káu-tsa̍p-káu ê, Hàn-lô ū sì-pah khòng gōo-bān tsi̍t-tshing tsi̍t-pah káu-tsa̍p-gōo ê.</text:p>
      <text:p text:style-name="P7"/>
      <text:p text:style-name="P2"><text:span text:style-name="T8">(c) </text:span><text:span text:style-name="T13">每一个語詞，透過台華辭典</text:span><text:span text:style-name="T8">ê</text:span><text:span text:style-name="T13">華文對譯， 對到中研院詞庫小組八萬目詞</text:span><text:span text:style-name="T8">ê</text:span><text:span text:style-name="T13">詞條， 揣出詞類， 詞類可能有幾</text:span><text:span text:style-name="T8">lō</text:span><text:span text:style-name="T13">个， 暫時無做處理。</text:span></text:p>
      <text:p text:style-name="P5">(c) Muí tsi̍t-ê gí-sû, thàu-kè Tâi-huâ sû-tián ê Huâ-bûn tuì-i̍k, tuì kàu Tiong-gián-īnn sû-khòo sió-tsoo peh-bān-ba̍k sû ê sû-tiâu, tshuē-tshut sû-luī, sû-luī khó-lîng ū kuí-lō ê, tsiām-sî bô tsò tshú-lí.</text:p>
      <text:p text:style-name="P7"/>
      <text:p text:style-name="P2"><text:span text:style-name="T13">因為無處理含糊性問題， 所以會影響著實驗結果</text:span><text:span text:style-name="T8">ê</text:span><text:span text:style-name="T13">品質。</text:span></text:p>
      <text:p text:style-name="P5">In-uī bô tshú-lí hâm-hôo-sìng ê būn-tuê, ē íng-hióng-tio̍h si̍t-giām kiat-kó ê phín-tsit.</text:p>
      <text:p text:style-name="P7"/>
      <text:p text:style-name="P2"><text:span text:style-name="T13">另外，本實驗採用簡化</text:span><text:span text:style-name="T8">ê</text:span><text:span text:style-name="T13">詞類， 干焦分大類：動詞、名詞、形容詞、</text:span><text:span text:style-name="T8">...</text:span><text:span text:style-name="T13">等等，</text:span></text:p>
      <text:p text:style-name="P5">Līng-guā, pún si̍t-giām tshái-iōng kán-huà ê sû-luī, kan-na pun tuā-luī: tōng-sû, bîng-sû, hîng-iông-sû, ... tíng-tíng,</text:p>
      <text:p text:style-name="P7"/>
      <text:p text:style-name="P2"><text:span text:style-name="T13">其中，動詞</text:span><text:span text:style-name="T8">VH</text:span><text:span text:style-name="T13">小類是「狀態不及物述詞」， 親像「浪漫」、「特別」、「辛苦」、「豐富」、「心酸」、「感動」， 阮共改做形容詞。</text:span></text:p>
      <text:p text:style-name="P5">kî-tiong, tōng-sû VH sió-luī sī "Tsōng-thài put-ki̍p-bu̍t su̍t-sû", tshin-tshiunn "lōng-bān", "ti̍k-pia̍t", "sin-khóo", "hong-hù", "sim-sng", "kám-tōng", gún kā kái-tsò hîng-iông-sû.</text:p>
      <text:p text:style-name="P7"/>
      <text:p text:style-name="P2"><text:span text:style-name="T13"/></text:p>
      <text:p text:style-name="P6"><text:span text:style-name="T13">按呢修改，有</text:span><text:span text:style-name="T8">ê</text:span><text:span text:style-name="T13">無問題，部分可能有問題。</text:span></text:p>
      <text:p text:style-name="P5">An-ne siu-kái, ū-ê bô būn-tuê, pōo-hūn khó-lîng ū būn-tuê.</text:p>
      <text:p text:style-name="P7"/>
      <text:p text:style-name="P2"><text:span text:style-name="T8">(d) </text:span><text:span text:style-name="T13">計算兩个相倚</text:span><text:span text:style-name="T8">ê</text:span><text:span text:style-name="T13">語詞的</text:span><text:span text:style-name="T8">MI</text:span><text:span text:style-name="T13">佮</text:span><text:span text:style-name="T8">CR</text:span><text:span text:style-name="T13">，閣經過詞類</text:span><text:span text:style-name="T8">ê</text:span><text:span text:style-name="T13">篩選。</text:span></text:p>
      <text:p text:style-name="P5">(d) Kè-sǹg nn̄g-ê sio-uá ê gí-sû ê MI kah CR, koh king-kè sû-luī ê thai-suán.</text:p>
      <text:p text:style-name="P7"/>
      <text:p text:style-name="P2"><text:span text:style-name="T13">因為資料量誠大， 這擺實驗干焦揣</text:span><text:span text:style-name="T8">A-N</text:span><text:span text:style-name="T13">（形容詞——名詞）、</text:span><text:span text:style-name="T8">V-N</text:span><text:span text:style-name="T13">（動詞——名詞）詞組。</text:span></text:p>
      <text:p text:style-name="P5">In-uī tsu-liāu-liōng tsiânn tuā, tsit-pái si̍t-giām kan-na tshuē A-N (hîng-iông-sû —— bîng-sû), V-N (tōng-sû —— bîng-sû ) sû-tsoo.</text:p>
      <text:p text:style-name="P7"/>
      <text:p text:style-name="P2"><text:span text:style-name="T8">5. </text:span><text:span text:style-name="T13">實驗結果</text:span></text:p>
      <text:p text:style-name="P5">Gōo. Si̍t-giām kiat-kó</text:p>
      <text:p text:style-name="P7"/>
      <text:p text:style-name="P2"><text:span text:style-name="T13">本實驗</text:span><text:span text:style-name="T8">ê</text:span><text:span text:style-name="T13">程式用</text:span><text:span text:style-name="T8">Java</text:span><text:span text:style-name="T13">寫，共結果輸出到資料庫， 資料量誠大。</text:span></text:p>
      <text:p text:style-name="P5">Pún si̍t-giām ê thîng-sik iōng Java siá, kā kiat-kó su-tshut kàu tsu-liāu-khòo, tsu-liāu-liōng tsiânn tuā.</text:p>
      <text:p text:style-name="P7"/>
      <text:p text:style-name="P4">本節利用表格佮文字說明來展示實驗成果。</text:p>
      <text:p text:style-name="P5">Pún-tsiat lī-iōng pió-keh kah bûn-jī suat-bîng lâi tián-sī si̍t-giām sîng-kó.</text:p>
      <text:p text:style-name="P7"/>
      <text:p text:style-name="P2"><text:span text:style-name="T8">5.1 MI</text:span><text:span text:style-name="T13">佮</text:span><text:span text:style-name="T8">CR </text:span><text:span text:style-name="T13">共同詞組數量</text:span></text:p>
      <text:p text:style-name="P5">Gōo tiám it MI kah CR kiōng-tông sû-tsoo sòo-liōng</text:p>
      <text:p text:style-name="P7"/>
      <text:p text:style-name="P2"><text:span text:style-name="T13">表一 共 </text:span><text:span text:style-name="T8">MI </text:span><text:span text:style-name="T13">佮 </text:span><text:span text:style-name="T8">CR</text:span><text:span text:style-name="T13">頭前 </text:span><text:span text:style-name="T8">30 / 100 / 500 / 1,000 / 3,000 / 5,000 </text:span><text:span text:style-name="T13">个共同詞組 </text:span><text:span text:style-name="T8">ê</text:span><text:span text:style-name="T13">數量列出來， 漢羅佮全羅分開算， 待討論：</text:span><text:span text:style-name="T8">(</text:span><text:span text:style-name="T13">這个詞組，佇</text:span><text:span text:style-name="T8">MI</text:span><text:span text:style-name="T13">佮</text:span><text:span text:style-name="T8">CR</text:span><text:span text:style-name="T13">兩个統計表攏有出現</text:span><text:span text:style-name="T8">)</text:span></text:p>
      <text:p text:style-name="P2"><text:span text:style-name="T15">Pió-it kā MI kah CR thâu-tsîng 30 / 100 / 500 / 1,000 / 3,000 / 5,000 ê kiōng-tông sû-tsoo ê sòo-liōng lia̍t--tshut-lâi, Hàn-lô kah tsuân-lô hun-khui sǹg, Thāi thó-lūn</text:span><text:span text:style-name="T16">：</text:span><text:span text:style-name="T15">( tsit-ê sû-tsoo , tī MI kah CR nn̄g-ê thóng-kè-pió lóng-ū tshut-hiān)</text:span></text:p>
      <text:p text:style-name="P7"/>
      <text:p text:style-name="P2"><text:soft-page-break/><text:span text:style-name="T13">其中，漢羅</text:span><text:span text:style-name="T8">ê</text:span><text:span text:style-name="T13">部分，詞組至少出現</text:span><text:span text:style-name="T8">10</text:span><text:span text:style-name="T13">擺， 全羅</text:span><text:span text:style-name="T8">ê</text:span><text:span text:style-name="T13">部分，詞組至少出現</text:span><text:span text:style-name="T8">5</text:span><text:span text:style-name="T13">擺</text:span><text:span text:style-name="T8">:</text:span></text:p>
      <text:p text:style-name="P5">kî-tiong, Hàn-lô ê pōo-hūn, sû-tsoo tsì-tsió tshut-hiān 10-pái, tsuân-lô ê pōo-hūn, sû-tsoo tsì-tsió tshut-hiān 5-pái:</text:p>
      <text:p text:style-name="P7"/>
      <text:p text:style-name="P2"><text:span text:style-name="T13">表一 互訊息</text:span><text:span text:style-name="T8">kah</text:span><text:span text:style-name="T13">相關度 共同詞組數量比例</text:span></text:p>
      <text:p text:style-name="P5">Piáu tsi̍t hōo-sìn-sit kah siang-kuan-tōo kiōng-tông sû-tsoo sòo-liōng pí-lē</text:p>
      <text:p text:style-name="P7"/>
      <text:p text:style-name="P2"><text:span text:style-name="T13">對表一看起來， 漢羅</text:span><text:span text:style-name="T8">ê</text:span><text:span text:style-name="T13">部分，</text:span><text:span text:style-name="T8">MI</text:span><text:span text:style-name="T13">佮</text:span><text:span text:style-name="T8">CR</text:span><text:span text:style-name="T13">算出來</text:span><text:span text:style-name="T8">ê</text:span><text:span text:style-name="T13">結果較一致，</text:span></text:p>
      <text:p text:style-name="P5">Uì pió-it khuànn--khí-lâi, Hàn-lô ê pōo-hūn, MI kah CR sǹg--tshut-lâi ê kiat-kó khah it-tì,</text:p>
      <text:p text:style-name="P7"/>
      <text:p text:style-name="P2"><text:span text:style-name="T13">這應該是因為， 漢羅</text:span><text:span text:style-name="T8">ê</text:span><text:span text:style-name="T13">語料量較濟，統計出來</text:span><text:span text:style-name="T8">ê</text:span><text:span text:style-name="T13">結果較有可信度。</text:span></text:p>
      <text:p text:style-name="P5">tse ìng-kai sī in-uī, Hàn-lô ê gí-liāu-liōng khah tsē, thóng-kè--tshut-lâi ê kiat-kó khah ū khó-sìn-tōo.</text:p>
      <text:p text:style-name="P7"/>
      <text:p text:style-name="P2"><text:span text:style-name="T8">5.2 A-N V-N</text:span><text:span text:style-name="T13">詞組</text:span></text:p>
      <text:p text:style-name="P5">Gōo-tiám jī A-N V-N sû-tsoo</text:p>
      <text:p text:style-name="P7"/>
      <text:p text:style-name="P2"><text:span text:style-name="T13">本實驗用詞類是</text:span><text:span text:style-name="T8">A-N</text:span><text:span text:style-name="T13">佮</text:span><text:span text:style-name="T8">V-N</text:span><text:span text:style-name="T13">做篩選，</text:span></text:p>
      <text:p text:style-name="P5">Pún si̍t-giām iōng sû-luī sī A-N kah V-N tsò thai-suán,</text:p>
      <text:p text:style-name="P7"/>
      <text:p text:style-name="P2"><text:span text:style-name="T13">只要這个詞組有可能是</text:span><text:span text:style-name="T8">A-N</text:span><text:span text:style-name="T13">抑是</text:span><text:span text:style-name="T8">V-N</text:span><text:span text:style-name="T13">就共掠出來，</text:span></text:p>
      <text:p text:style-name="P5">tsí-iàu tsit-ê sû-tsoo ū khó-lîng sī A-N iah-sī V-N tō kā lia̍h--tshut-lâi,</text:p>
      <text:p text:style-name="P7"/>
      <text:p text:style-name="P2"><text:span text:style-name="T13">毋過因為雜訊袂少， 表</text:span><text:span text:style-name="T8">2 </text:span><text:span text:style-name="T13">佮 表</text:span><text:span text:style-name="T8">3</text:span><text:span text:style-name="T13">是對漢羅佮全羅， </text:span><text:span text:style-name="T8">MI ê</text:span><text:span text:style-name="T13">統計表對懸到低 分別用人工揣出是</text:span><text:span text:style-name="T8">A-N</text:span><text:span text:style-name="T13">抑是</text:span><text:span text:style-name="T8">V-N</text:span><text:span text:style-name="T13">的詞組：</text:span></text:p>
      <text:p text:style-name="P5">m̄-koh in-uī tsa̍p-sìn bē tsió, pió-jī kah pió-sann sī uì hàn-lô kah tsuân-lô, MI ê thóng-kè-pió uì kuân kàu kē hun-pia̍t iōng lâng-kang tshuē-tshut sī A-N iah-sī V-N ê sû-tsoo:</text:p>
      <text:p text:style-name="P7"/>
      <text:p text:style-name="P2"><text:span text:style-name="T8">A-N</text:span><text:span text:style-name="T13">詞組較僫揣， 揀出來</text:span><text:span text:style-name="T8">ê</text:span><text:span text:style-name="T13">有</text:span><text:span text:style-name="T8">ê</text:span><text:span text:style-name="T13">看起來誠勉強。</text:span></text:p>
      <text:p text:style-name="P5">A-N sû-tsoo khah oh tshuē, kíng--tshut-lâi--ê ū-ê khuànn--khí-lâi tsiânn bián-kióng.</text:p>
      <text:p text:style-name="P7"><text:soft-page-break/></text:p>
      <text:p text:style-name="P2"><text:span text:style-name="T13">親像漢羅部分</text:span><text:span text:style-name="T8">ê</text:span><text:span text:style-name="T13">「旺梨」、「</text:span><text:span text:style-name="T8">ām </text:span><text:span text:style-name="T13">瓜」， 自本應該是一个詞，</text:span></text:p>
      <text:p text:style-name="P5">Tshin-tshiūnn Hàn-lô pōo-hūn ê " ōng lâi", "ām kue", tsū-pún ìng-kai sī tsi̍t-ê sû,</text:p>
      <text:p text:style-name="P7"/>
      <text:p text:style-name="P2"><text:span text:style-name="T13">毋過台華辭典內底有「王梨」無「旺梨」， 有「醃瓜」無「</text:span><text:span text:style-name="T8">ām</text:span><text:span text:style-name="T13">瓜」， 致使這幾个詞予斷詞系統切做兩个詞，</text:span></text:p>
      <text:p text:style-name="P5">m̄-koh Tâi-huâ sû-tián lāi-tué ū "ông-lâi" bô "ōng-lâi", ū "am-kue" bô "ām-kue", tì-sú tsit kuí-ê sû hōo tn̄g-sû hē-thóng tshiat-tsò nn̄g-ê sû,</text:p>
      <text:p text:style-name="P7"/>
      <text:p text:style-name="P2"><text:span text:style-name="T13">煞閣因為切開</text:span><text:span text:style-name="T8">ê</text:span><text:span text:style-name="T13">「這兩个詞」</text:span><text:span text:style-name="T8">ê</text:span><text:span text:style-name="T13">結合性懸， 佇</text:span><text:span text:style-name="T8">A-N</text:span><text:span text:style-name="T13">詞組表現出來。</text:span></text:p>
      <text:p text:style-name="P5">suah koh in-uī tshiat-khui ê " tsit nn̄g-ê sû" ê kiat-ha̍p-sìng kuân, tī A-N sû-tsoo piáu-hiān--tshut-lâi .</text:p>
      <text:p text:style-name="P7"/>
      <text:p text:style-name="P2"><text:span text:style-name="T13">對這个角度看， 自動語詞搭配統計表， 對辭典詞條</text:span><text:span text:style-name="T8">ê</text:span><text:span text:style-name="T13">收錄，會當提供一寡建議。</text:span></text:p>
      <text:p text:style-name="P5">Uì tsit-ê kak-tōo khuànn, tsū-tōng gí-sû tah-phuè thóng-kè-pió, tuì sû-tián sû-tiâu ê siu-lo̍k, ē-tàng thê-kiong tsi̍t-kuá kiàn-gī.</text:p>
      <text:p text:style-name="P7"/>
      <text:p text:style-name="P2"><text:span text:style-name="T8">V-N</text:span><text:span text:style-name="T13">詞組</text:span><text:span text:style-name="T8">ê</text:span><text:span text:style-name="T13">部分，全羅</text:span><text:span text:style-name="T8">ê</text:span><text:span text:style-name="T13">部分真好， 對</text:span><text:span text:style-name="T8">MI</text:span><text:span text:style-name="T13">統計表頭前</text:span><text:span text:style-name="T8">64</text:span><text:span text:style-name="T13">个詞組內底就通揀出真正符合</text:span><text:span text:style-name="T8">V-N ê</text:span><text:span text:style-name="T13">詞組， 毋過漢羅</text:span><text:span text:style-name="T8">ê</text:span><text:span text:style-name="T13">部分就誠</text:span><text:span text:style-name="T8">bái</text:span><text:span text:style-name="T13">。</text:span></text:p>
      <text:p text:style-name="P5">V-N sû-tsoo ê pōo-hūn, tsuân-lô ê pōo-hūn tsin hó, uì MI thóng-kè-pió thâu-tsîng 64-ê sû-tsoo lāi-té tō thang kíng-tshut tsin-tsiànn hù-ha̍p V-N ê sû-tsoo, m̄-koh Hàn-lô ê pōo-hūn tō tsiânn bái.</text:p>
      <text:p text:style-name="P7"/>
      <text:p text:style-name="P2"><text:span text:style-name="T13">主要</text:span><text:span text:style-name="T8">ê</text:span><text:span text:style-name="T13">原因是斷詞， 因為語料內底</text:span><text:span text:style-name="T8">ê</text:span><text:span text:style-name="T13">寫法佮辭典無一致。</text:span></text:p>
      <text:p text:style-name="P5">Tsú-iàu ê guân-in sī tn̄g-sû, in-uī gí-liāu lāi-té ê siá-huat kah sû-tián bô it-tì.</text:p>
      <text:p text:style-name="P7"/>
      <text:p text:style-name="P2"><text:span text:style-name="T8">5.3 </text:span><text:span text:style-name="T13">名詞</text:span><text:span text:style-name="T8">ê</text:span><text:span text:style-name="T13">動詞搭配佮動詞</text:span><text:span text:style-name="T8">ê</text:span><text:span text:style-name="T13">名詞搭配</text:span></text:p>
      <text:p text:style-name="P5">Gōo-tiám sann Bêng-sû ê tōng-sû tah-phuè kah tōng-sû ê bîng-sû tah-phuè</text:p>
      <text:p text:style-name="P7"/>
      <text:p text:style-name="P2"><text:span text:style-name="T13">表四 查詢 「</text:span><text:span text:style-name="T8">V-</text:span><text:span text:style-name="T13">舌」</text:span></text:p>
      <text:p text:style-name="P5">Pió-4 Tshâ-sûn "V-tsi̍h"</text:p>
      <text:p text:style-name="P7"><text:soft-page-break/></text:p>
      <text:p text:style-name="P2"><text:span text:style-name="T13">「</text:span><text:span text:style-name="T8">MI</text:span><text:span text:style-name="T13">小於零」</text:span><text:span text:style-name="T8">ê</text:span><text:span text:style-name="T13">部分無列出來</text:span></text:p>
      <text:p text:style-name="P5">"MI sió-î ling5" ê pōo-hūn bô lia̍t--tshut-lâi</text:p>
      <text:p text:style-name="P7"/>
      <text:p text:style-name="P2"><text:span text:style-name="T13">表五 查詢「摃</text:span><text:span text:style-name="T8">-N</text:span><text:span text:style-name="T13">」</text:span></text:p>
      <text:p text:style-name="P5">Pió-5 Tshâ-sûn "kòng-N"</text:p>
      <text:p text:style-name="P7"/>
      <text:p text:style-name="P2"><text:span text:style-name="T13">假使咱欲知影一个名詞頭前會使用</text:span><text:span text:style-name="T8">siánn-mé</text:span><text:span text:style-name="T13">動詞（倒爿搭配）， 抑是一个動詞後壁會用使用</text:span><text:span text:style-name="T8">siánn-mé</text:span><text:span text:style-name="T13">名詞（正爿搭配）， 用</text:span><text:span text:style-name="T8">MI</text:span><text:span text:style-name="T13">抑是</text:span><text:span text:style-name="T8">CR</text:span><text:span text:style-name="T13">來查詢，查出來</text:span><text:span text:style-name="T8">ê</text:span><text:span text:style-name="T13">結果真有參考價值，</text:span></text:p>
      <text:p text:style-name="P5">Ká-sú lán beh tsai-iánn tsi̍t-ê bîng-sû thâu-tsîng ē-sái iōng siánn-mé tōng-sû (tò-pîng tah-phuè), iah-sī tsi̍t-ê tōng-sû āu-piah ē-sái iōng siánn-mé bîng-sû (tsiànn-pîng tah-phuè), iōng MI iah-sī CR lâi tshâ-sûn, tshâ--tshut-lâi ê kiat-kó tsin ū tsham-khó kè-ta̍t,</text:p>
      <text:p text:style-name="P7"/>
      <text:p text:style-name="P2"><text:span text:style-name="T13">舉一个例， 表四用「</text:span><text:span text:style-name="T8">V-</text:span><text:span text:style-name="T13">舌」查詢，表五用「</text:span><text:span text:style-name="T8">kòng-N</text:span><text:span text:style-name="T13">」查詢</text:span><text:span text:style-name="T8">:</text:span></text:p>
      <text:p text:style-name="P5">kú tsi̍t ê lē, pió-sì iōng " V-tsi̍h" tshâ-sûn, pió-gōo iōng "kòng-N" tshâ-sûn:</text:p>
      <text:p text:style-name="P7"/>
      <text:p text:style-name="P2"><text:span text:style-name="T13">這个查詢方式， 對語言學習應該有真大</text:span><text:span text:style-name="T8">ê</text:span><text:span text:style-name="T13">幫贊。</text:span></text:p>
      <text:p text:style-name="P5">Tsit-ê tshâ-sûn hong-sik, tuì gí-giân ha̍k-si̍p ìng-kai ū tsin tuā ê pang-tsān.</text:p>
      <text:p text:style-name="P7"/>
      <text:p text:style-name="P2"><text:span text:style-name="T8">5.4 </text:span><text:span text:style-name="T13">主要問題</text:span></text:p>
      <text:p text:style-name="P5">5.4 Tsú-iàu būn-tuê</text:p>
      <text:p text:style-name="P7"/>
      <text:p text:style-name="P2"><text:span text:style-name="T13">實驗</text:span><text:span text:style-name="T8">ê</text:span><text:span text:style-name="T13">結果並無原來按算</text:span><text:span text:style-name="T8">ê</text:span><text:span text:style-name="T13">遐爾好， 下面分析問題出佇佗位：</text:span></text:p>
      <text:p text:style-name="P5">Si̍t-giām ê kiat-kó pīng bô guân-lâi àn-sǹg ê hiah-nī hó, ē-bīn hun-sik būn-tê tshut tī tó-uī:</text:p>
      <text:p text:style-name="P7"/>
      <text:p text:style-name="P2"><text:span text:style-name="T8">(1) </text:span><text:span text:style-name="T13">漢羅用字無一致， 致使斷詞效果無好：</text:span></text:p>
      <text:p text:style-name="P5">(1) Hàn-lô iōng-jī bô it-tì, tì-sú tn̄g-sû hāu-kó bô hó:</text:p>
      <text:p text:style-name="P7"/>
      <text:p text:style-name="P2"><text:span text:style-name="T8"/></text:p>
      <text:p text:style-name="P6"><text:span text:style-name="T8">V-N ê</text:span><text:span text:style-name="T13">部分，漢羅</text:span><text:span text:style-name="T8">ê</text:span><text:span text:style-name="T13">結果真</text:span><text:span text:style-name="T8">bái</text:span><text:span text:style-name="T13">，</text:span></text:p>
      <text:p text:style-name="P5">V-N ê pōo-hūn, Hàn-lô ê kiat-kó tsin bái,</text:p>
      <text:p text:style-name="P7"/>
      <text:p text:style-name="P2"><text:span text:style-name="T13">人工</text:span><text:span text:style-name="T8">tih</text:span><text:span text:style-name="T13">看遮的詞組</text:span><text:span text:style-name="T8">ê</text:span><text:span text:style-name="T13">時， 發現有誠濟詞組是斷詞錯誤</text:span><text:span text:style-name="T8">ê</text:span><text:span text:style-name="T13">，</text:span></text:p>
      <text:p text:style-name="P5">lâng-kang tih khuànn tsia-ê sû-tsoo ê sî, huat-hiān ū tsiânn-tsē sû-tsoo sī tn̄g-sû tshò-gōo--ê,</text:p>
      <text:p text:style-name="P7"/>
      <text:p text:style-name="P2"><text:span text:style-name="T13">有</text:span><text:span text:style-name="T8">ê</text:span><text:span text:style-name="T13">是台華辭典內無這个詞，</text:span></text:p>
      <text:p text:style-name="P5">ū-ê sī Tâi-huâ sû-tián lāi bô tsit-ê sû,</text:p>
      <text:p text:style-name="P7"/>
      <text:p text:style-name="P2"><text:span text:style-name="T13">有</text:span><text:span text:style-name="T8">ê</text:span><text:span text:style-name="T13">是語料</text:span><text:span text:style-name="T8">ê</text:span><text:span text:style-name="T13">漢羅寫法</text:span><text:span text:style-name="T8">kah</text:span><text:span text:style-name="T13">台華辭典內</text:span><text:span text:style-name="T8">ê</text:span><text:span text:style-name="T13">無仝， 實際上， 語料內底</text:span><text:span text:style-name="T8">ê</text:span><text:span text:style-name="T13">寫法就無一致，</text:span></text:p>
      <text:p text:style-name="P5">ū-ê sī gí-liāu ê Hàn-lô siá-huat kah Tâi-huâ sû-tián lāi ê bô-kâng, si̍t-tsè siōng, gí-liāu lāi-té ê siá-huat tō bô it-tì,</text:p>
      <text:p text:style-name="P7"/>
      <text:p text:style-name="P2"><text:span text:style-name="T13">辭典無</text:span><text:span text:style-name="T8">ê</text:span><text:span text:style-name="T13">詞， 若</text:span><text:span text:style-name="T8">beh</text:span><text:span text:style-name="T13">改進， 包括加詞、專有名詞辨識、定量詞處理等等， 寫法無一致</text:span><text:span text:style-name="T8">ê</text:span><text:span text:style-name="T13">問題</text:span><text:span text:style-name="T8">tō</text:span><text:span text:style-name="T13">真僫解決， </text:span><text:span text:style-name="T8">kā</text:span><text:span text:style-name="T13">所有</text:span><text:span text:style-name="T8">ê</text:span><text:span text:style-name="T13">寫法</text:span><text:span text:style-name="T8">lóng kā lok tī</text:span><text:span text:style-name="T13">辭典內底 並</text:span><text:span text:style-name="T8">m̄</text:span><text:span text:style-name="T13">是好</text:span><text:span text:style-name="T8">ê</text:span><text:span text:style-name="T13">解決方式；</text:span></text:p>
      <text:p text:style-name="P5">sû-tián bô ê sû, nā beh kái-tsìn, pau-kuah ka sû, tsuan-iú-bîng-sû piān-sik, tīng-niû-sû tshú-lí tíng-tíng, siá-huat bô it-tì ê būn-tuê tō tsin oh kái-kuat, kā sóo-ū ê siá-huat lóng kā lok tī sû-tián lāi-tué pīng m̄-sī hó ê kái-kuat hong-sik;</text:p>
      <text:p text:style-name="P7"/>
      <text:p text:style-name="P2"><text:span text:style-name="T8">(2) </text:span><text:span text:style-name="T13">詞類問題：</text:span></text:p>
      <text:p text:style-name="P5">(2) Sû-luī būn-tuê:</text:p>
      <text:p text:style-name="P7"/>
      <text:p text:style-name="P2"><text:span text:style-name="T13">語言翻譯是多對多， 咱透過華語對譯詞掠詞類， 這个過程就有可能會</text:span><text:span text:style-name="T8">tiòng</text:span><text:span text:style-name="T13">一寡無必要</text:span><text:span text:style-name="T8">ê</text:span><text:span text:style-name="T13">詞類出來；</text:span></text:p>
      <text:p text:style-name="P5">Gí-giân huan-i̍k sī to tuì to, lán thàu-kè Huâ-gí tuì-i̍k-sû lia̍h sû-luī, tsit-ê kè-thîng tō ū khó-lîng ē tiòng tsi̍t-kuá bô pit-iàu ê sû-luī tshut-lâi;</text:p>
      <text:p text:style-name="P7"/>
      <text:p text:style-name="P2"><text:span text:style-name="T13"/></text:p>
      <text:p text:style-name="P6"><text:span text:style-name="T13">另外， 一个詞有至少兩个詞類</text:span><text:span text:style-name="T8">mā</text:span><text:span text:style-name="T13">是真普遍</text:span><text:span text:style-name="T8">ê</text:span><text:span text:style-name="T13">情形， 因為無處理， 造成雜訊誠濟；</text:span></text:p>
      <text:p text:style-name="P5">līng-guā, tsi̍t-ê sû ū tsì-tsió nn̄g-ê sû-luī mā-sī tsin phóo-phiàn ê tsîng-hîng, in-uī bô tshú-lí, tsō-sîng tsa̍p-sìn tsiânn tsē;</text:p>
      <text:p text:style-name="P7"/>
      <text:p text:style-name="P2"><text:span text:style-name="T13">建立台語詞</text:span><text:span text:style-name="T8">ê</text:span><text:span text:style-name="T13">詞類，佮確認正確詞類， 這兩件代誌攏是大工程， 毋過早慢愛做，咱才有法度閣進一步。</text:span></text:p>
      <text:p text:style-name="P5">kiàn-li̍p Tâi-gí-sû ê sû-luī, kah khak-jīm tsìng-khak sû-luī, tsit nn̄g-kiānn tāi-tsì lóng-sī tuā-kang-thîng, m̄-koh tsá-bān ài tsò, lán tsiah ū-huat-tōo koh tsìn-tsi̍t-pōo .</text:p>
      <text:p text:style-name="P7"/>
      <text:p text:style-name="P2"><text:span text:style-name="T8">6. </text:span><text:span text:style-name="T13">未來方向</text:span></text:p>
      <text:p text:style-name="P5">Lio̍k Bī-lâi hong-hiòng</text:p>
      <text:p text:style-name="P7"/>
      <text:p text:style-name="P2"><text:span text:style-name="T13">本實驗雖然有一寡成果， 總是，值得拍拚</text:span><text:span text:style-name="T8">ê</text:span><text:span text:style-name="T13">所在猶閣誠濟，包括：</text:span></text:p>
      <text:p text:style-name="P5">Pún si̍t-giām sui-jiân ū tsi̍t-kuá sîng-kó, tsóng--sī, ta̍t-tit phah-piànn ê sóo-tsāi iah-koh tsiânn tsē, pau-kuah:</text:p>
      <text:p text:style-name="P7"/>
      <text:p text:style-name="P2"><text:span text:style-name="T8">(a) </text:span><text:span text:style-name="T13">開發線頂台語語詞搭配查詢系統， 幫贊台語相關研究</text:span><text:span text:style-name="T8">ê</text:span><text:span text:style-name="T13">進行；</text:span></text:p>
      <text:p text:style-name="P5">(a) Khai-huat suànn-tíng Tâi-gí gí-sû tah-phuè tshâ-sûn hē-thóng, pang-tsān Tâi-gí siong-kuan gián-kiù ê tsìn-hîng;</text:p>
      <text:p text:style-name="P7"/>
      <text:p text:style-name="P2"><text:span text:style-name="T8">(b) </text:span><text:span text:style-name="T13">除了</text:span><text:span text:style-name="T8">A-N V-N</text:span><text:span text:style-name="T13">詞組以外， 閣整理其它詞組， 親像</text:span><text:span text:style-name="T8">P-N(</text:span><text:span text:style-name="T13">介詞—名詞</text:span><text:span text:style-name="T8">)</text:span><text:span text:style-name="T13">、 </text:span><text:span text:style-name="T8">N-V(</text:span><text:span text:style-name="T13">名詞—動詞</text:span><text:span text:style-name="T8">)</text:span><text:span text:style-name="T13">、 </text:span><text:span text:style-name="T8">D-A(</text:span><text:span text:style-name="T13">副詞—形容詞</text:span><text:span text:style-name="T8">)</text:span><text:span text:style-name="T13">、 </text:span><text:span text:style-name="T8">D-V(</text:span><text:span text:style-name="T13">副詞—動詞</text:span><text:span text:style-name="T8">)</text:span><text:span text:style-name="T13">、 </text:span><text:span text:style-name="T8">V-R(</text:span><text:span text:style-name="T13">動詞—代名詞</text:span><text:span text:style-name="T8">)</text:span><text:span text:style-name="T13">、 ……等；</text:span></text:p>
      <text:p text:style-name="P5">(b) Tû-liáu A-N V-N sû-tsoo í-guā, koh tsíng-lí kî-tha sû-tsoo, tsin-tshiūnn P-N (kài-sû — bîng-sû ), N-V (bîng-sû — tōng-sû ), D-A (hù-sû — hîng-iông-sû), D-V (hù-sû — tōng-sû ), V-R (tōng-sû — tāi-bîng-sû), … tíng;</text:p>
      <text:p text:style-name="P7"/>
      <text:p text:style-name="P2"><text:span text:style-name="T8">(c) </text:span><text:span text:style-name="T13">維護台華辭典， 共</text:span><text:span text:style-name="T8">MI</text:span><text:span text:style-name="T13">抑是</text:span><text:span text:style-name="T8">CR</text:span><text:span text:style-name="T13">分數較懸</text:span><text:span text:style-name="T8">ê</text:span><text:span text:style-name="T13">兩个單音節詞</text:span><text:span text:style-name="T8">ê</text:span><text:span text:style-name="T13">語詞搭配 掠出來做人工檢查， 考慮將遮</text:span><text:span text:style-name="T8">ê</text:span><text:span text:style-name="T13">語詞加入辭典；</text:span></text:p>
      <text:p text:style-name="P5">(c) Uî-hōo Tâi-huâ sû-tián, kā MI iah-sī CR hun-sòo khah kuân ê nn̄g-ê tan-im-tsiat-sû ê gí-sû tah-phuè lia̍h tshut-lâi tsò jîn-kang kiám-tsa, khó-lū tsiong tsia ê gí-sû ka-ji̍p sû-tián;</text:p>
      <text:p text:style-name="P7"/>
      <text:p text:style-name="P2"><text:soft-page-break/><text:span text:style-name="T8">(d) </text:span><text:span text:style-name="T13">改進斷詞系統， 利用</text:span><text:span text:style-name="T8">BMM</text:span><text:span text:style-name="T13">演算法結果做訓練資料重做， 對有至少兩種斷法</text:span><text:span text:style-name="T8">ê</text:span><text:span text:style-name="T13">文句， 用統計方法提懸正確率， 猶閣有專有名詞、 定量詞處理；</text:span></text:p>
      <text:p text:style-name="P5">(d) Kái-tsìn tn̄g-sû hē-thóng, lī-iōng BMM ián-suàn-huat kiat-kó tsò hùn-liān tsu-liāu tîng tsò, tuì ū tsì-tsió nn̄g-tsióng tn̄g-huat ê bûn-kù, iōng thóng-kè hong-huat thê-kuân tsìng-khak-lu̍t, iah-koh ū tsuan-iú bîng-sû, tīng-niû-sû tshú-lí;</text:p>
      <text:p text:style-name="P7"/>
      <text:p text:style-name="P2"><text:span text:style-name="T8">(e) </text:span><text:span text:style-name="T13">整理台語詞類， 總是這是大工程， 嘛需要詳細</text:span><text:span text:style-name="T8">ê</text:span><text:span text:style-name="T13">規劃；</text:span></text:p>
      <text:p text:style-name="P5">(e) Tsíng-lí Tâi-gí sû-luī, tsóng--sī tse-sī tuā kang-thîng, mā su-iàu siông-sè ê kui-uē;</text:p>
      <text:p text:style-name="P7"/>
      <text:p text:style-name="P2"><text:span text:style-name="T8">(f) </text:span><text:span text:style-name="T13">利用統計方法自動標記詞類， 解決含糊性問題， 嘛進一步處理較幼</text:span><text:span text:style-name="T8">ê</text:span><text:span text:style-name="T13">詞類；</text:span></text:p>
      <text:p text:style-name="P5">(f) Lī-iōng thóng-kè hong-huat tsū-tōng piau-kì sû-luī, kái-kuat hâm-hôo-sìng būn-tê, mā tsìn-tsi̍t-pōo tshú-lí khah iù ê sû-luī;</text:p>
      <text:p text:style-name="P7"/>
      <text:p text:style-name="P2"><text:span text:style-name="T8">(g) </text:span><text:span text:style-name="T13">做台語文文句</text:span><text:span text:style-name="T8">ê</text:span><text:span text:style-name="T13">分拆</text:span><text:span text:style-name="T8">(parsing)</text:span><text:span text:style-name="T13">， 利用語法樹</text:span><text:span text:style-name="T8">(parsing tree)</text:span><text:span text:style-name="T13">改進語詞搭配</text:span><text:span text:style-name="T8">ê</text:span><text:span text:style-name="T13">正確率。</text:span></text:p>
      <text:p text:style-name="P5">(g) Tsò Tâi-gí-bûn bûn-kù ê hun-thiah(parsing), lī-iōng gí-huat-tshiū(parsing tree) kái-tsìn gí-sû tah-phuè ê tsìng-khak-lu̍t.</text:p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0.5pt" fo:letter-spacing="normal" fo:font-weight="bold" officeooo:paragraph-rsid="000a754d" style:font-size-asian="10.5pt" style:font-weight-asian="bold" style:font-size-complex="10.5pt" style:font-weight-complex="bold"/>
    </style:style>
    <style:style style:name="MT1" style:family="text">
      <style:text-properties style:font-name-asian="WenQuanYi Micro Hei" style:font-style-asian="normal" style:font-weight-asian="normal"/>
    </style:style>
    <style:style style:name="MT2" style:family="text">
      <style:text-properties style:font-name="WenQuanYi Micro Hei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楊允言-附加詞類訊息</text:span><text:span text:style-name="MT2">ê</text:span><text:span text:style-name="MT1">台語語詞搭配</text:span><text:span text:style-name="MT2">tī</text:span><text:span text:style-name="MT1">教學上</text:span><text:span text:style-name="MT2">ê</text:span><text:span text:style-name="MT1">應用-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20:53:43.277532975</meta:creation-date>
    <dc:date>2018-10-02T21:51:53.503840130</dc:date>
    <meta:editing-duration>PT9M2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0" meta:paragraph-count="300" meta:word-count="7069" meta:character-count="22011" meta:non-whitespace-character-count="19339"/>
  </office:meta>
</office:document-meta>
</file>